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C600000068AF4DBF95.gif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2.754cm" fo:min-width="0cm" fo:padding-top="0.123cm" fo:padding-bottom="0.123cm" fo:padding-left="0.251cm" fo:padding-right="0.251cm" fo:wrap-option="wrap" draw:shadow="hidden" draw:shadow-color="#5e574e"/>
    </style:style>
    <style:style style:name="gr3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6" style:family="graphic" style:parent-style-name="standard">
      <style:graphic-properties draw:stroke="none" draw:fill="none" draw:fill-color="#ccffcc" draw:textarea-horizontal-align="righ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7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8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0" style:family="graphic" style:parent-style-name="standard">
      <style:graphic-properties draw:stroke="solid" svg:stroke-width="0.018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1" style:family="graphic" style:parent-style-name="standard">
      <style:graphic-properties draw:stroke="solid" svg:stroke-width="0.212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 style:list-style-name="L7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4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15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0.808cm" fo:padding-top="0.128cm" fo:padding-bottom="0.128cm" fo:padding-left="0.256cm" fo:padding-right="0.256cm" fo:wrap-option="wrap" draw:shadow="hidden"/>
    </style:style>
    <style:style style:name="gr16" style:family="graphic" style:parent-style-name="standard">
      <style:graphic-properties draw:stroke="solid" svg:stroke-width="0.026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17" style:family="graphic" style:parent-style-name="standard">
      <style:graphic-properties draw:stroke="solid" svg:stroke-width="0.026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18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7cm" fo:padding-top="0.128cm" fo:padding-bottom="0.128cm" fo:padding-left="0.256cm" fo:padding-right="0.256cm" fo:wrap-option="wrap" draw:shadow="hidden"/>
    </style:style>
    <style:style style:name="gr19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7cm" fo:padding-top="0.128cm" fo:padding-bottom="0.128cm" fo:padding-left="0.256cm" fo:padding-right="0.256cm" fo:wrap-option="wrap" draw:shadow="hidden"/>
    </style:style>
    <style:style style:name="gr20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7cm" fo:padding-top="0.128cm" fo:padding-bottom="0.128cm" fo:padding-left="0.256cm" fo:padding-right="0.256cm" fo:wrap-option="wrap" draw:shadow="hidden"/>
    </style:style>
    <style:style style:name="gr21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6cm" fo:padding-top="0.128cm" fo:padding-bottom="0.128cm" fo:padding-left="0.256cm" fo:padding-right="0.256cm" fo:wrap-option="wrap" draw:shadow="hidden"/>
    </style:style>
    <style:style style:name="gr22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6cm" fo:padding-top="0.128cm" fo:padding-bottom="0.128cm" fo:padding-left="0.256cm" fo:padding-right="0.256cm" fo:wrap-option="wrap" draw:shadow="hidden"/>
    </style:style>
    <style:style style:name="gr23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0.808cm" fo:padding-top="0.128cm" fo:padding-bottom="0.128cm" fo:padding-left="0.256cm" fo:padding-right="0.256cm" fo:wrap-option="wrap" draw:shadow="hidden"/>
    </style:style>
    <style:style style:name="gr24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7cm" fo:padding-top="0.128cm" fo:padding-bottom="0.128cm" fo:padding-left="0.256cm" fo:padding-right="0.256cm" fo:wrap-option="wrap" draw:shadow="hidden"/>
    </style:style>
    <style:style style:name="gr25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7cm" fo:padding-top="0.128cm" fo:padding-bottom="0.128cm" fo:padding-left="0.256cm" fo:padding-right="0.256cm" fo:wrap-option="wrap" draw:shadow="hidden"/>
    </style:style>
    <style:style style:name="gr26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8cm" fo:padding-bottom="0.128cm" fo:padding-left="0.256cm" fo:padding-right="0.256cm" fo:wrap-option="wrap" draw:shadow="hidden"/>
    </style:style>
    <style:style style:name="gr27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0.809cm" fo:padding-top="0.128cm" fo:padding-bottom="0.128cm" fo:padding-left="0.256cm" fo:padding-right="0.256cm" fo:wrap-option="wrap" draw:shadow="hidden"/>
    </style:style>
    <style:style style:name="gr28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6cm" fo:padding-top="0.128cm" fo:padding-bottom="0.128cm" fo:padding-left="0.256cm" fo:padding-right="0.256cm" fo:wrap-option="wrap" draw:shadow="hidden"/>
    </style:style>
    <style:style style:name="gr29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6cm" fo:padding-top="0.128cm" fo:padding-bottom="0.128cm" fo:padding-left="0.256cm" fo:padding-right="0.256cm" fo:wrap-option="wrap" draw:shadow="hidden"/>
    </style:style>
    <style:style style:name="gr30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6cm" fo:padding-top="0.128cm" fo:padding-bottom="0.128cm" fo:padding-left="0.256cm" fo:padding-right="0.256cm" fo:wrap-option="wrap" draw:shadow="hidden"/>
    </style:style>
    <style:style style:name="gr31" style:family="graphic" style:parent-style-name="standard" style:list-style-name="L8">
      <style:graphic-properties draw:stroke="none" draw:fill="none" draw:fill-color="#ccffcc" draw:textarea-horizontal-align="justify" draw:textarea-vertical-align="top" draw:auto-grow-height="false" fo:min-height="1.866cm" fo:padding-top="0.128cm" fo:padding-bottom="0.128cm" fo:padding-left="0.256cm" fo:padding-right="0.256cm" fo:wrap-option="wrap" draw:shadow="hidden"/>
    </style:style>
    <style:style style:name="gr32" style:family="graphic" style:parent-style-name="standard">
      <style:graphic-properties draw:stroke="solid" svg:stroke-width="0.026cm" svg:stroke-color="#008000" draw:marker-start="msArrowEnd_20_5" draw:marker-start-width="0.21cm" draw:marker-start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5e574e"/>
    </style:style>
    <style:style style:name="gr33" style:family="graphic" style:parent-style-name="standard">
      <style:graphic-properties draw:stroke="none" draw:fill="none" draw:fill-color="#ccffcc" draw:textarea-horizontal-align="left" draw:textarea-vertical-align="top" draw:auto-grow-height="true" fo:min-height="1.017cm" fo:min-width="10.839cm" fo:padding-top="0.13cm" fo:padding-bottom="0.13cm" fo:padding-left="0.25cm" fo:padding-right="0.25cm" fo:wrap-option="no-wrap" draw:shadow="hidden" draw:shadow-color="#5e574e"/>
    </style:style>
    <style:style style:name="gr34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35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37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5.047cm" fo:min-width="0cm" fo:padding-top="0.123cm" fo:padding-bottom="0.123cm" fo:padding-left="0.251cm" fo:padding-right="0.251cm" fo:wrap-option="wrap" draw:shadow="hidden" draw:shadow-color="#5e574e"/>
    </style:style>
    <style:style style:name="gr38" style:family="graphic" style:parent-style-name="standard">
      <style:graphic-properties draw:stroke="none" draw:fill="none" draw:fill-color="#ccffcc" draw:textarea-horizontal-align="left" draw:textarea-vertical-align="top" draw:auto-grow-height="false" fo:padding-top="0.127cm" fo:padding-bottom="0.127cm" fo:padding-left="0.255cm" fo:padding-right="0.255cm" fo:wrap-option="wrap" draw:shadow="hidden"/>
    </style:style>
    <style:style style:name="gr39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40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3.548cm" fo:min-width="0cm" fo:padding-top="0.123cm" fo:padding-bottom="0.123cm" fo:padding-left="0.251cm" fo:padding-right="0.251cm" fo:wrap-option="wrap" draw:shadow="hidden" draw:shadow-color="#5e574e"/>
    </style:style>
    <style:style style:name="gr41" style:family="graphic" style:parent-style-name="standard" style:list-style-name="L9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2" style:family="graphic" style:parent-style-name="standard" style:list-style-name="L9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3" style:family="graphic" style:parent-style-name="standard" style:list-style-name="L9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4" style:family="graphic" style:parent-style-name="standard" style:list-style-name="L9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5" style:family="graphic" style:parent-style-name="standard" style:list-style-name="L9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6" style:family="graphic" style:parent-style-name="standard">
      <style:graphic-properties draw:stroke="none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47" style:family="graphic" style:parent-style-name="standard" style:list-style-name="L6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notes">
      <style:graphic-properties draw:stroke="none" draw:fill="none" draw:fill-color="#ffffff" fo:min-height="11.988cm"/>
    </style:style>
    <style:style style:name="pr4" style:family="presentation" style:parent-style-name="_34_16-title">
      <style:graphic-properties draw:stroke="none" draw:fill="none" draw:fill-color="#ccffcc" draw:textarea-horizontal-align="justify" draw:textarea-vertical-align="top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5" style:family="presentation" style:parent-style-name="_34_16-title">
      <style:graphic-properties fo:min-height="3.181cm"/>
    </style:style>
    <style:style style:name="pr6" style:family="presentation" style:parent-style-name="_34_16-outline1">
      <style:graphic-properties fo:min-height="15.5cm"/>
    </style:style>
    <style:style style:name="pr7" style:family="presentation" style:parent-style-name="_34_16-notes">
      <style:graphic-properties draw:fill-color="#ffffff" fo:min-height="11.987cm"/>
    </style:style>
    <style:style style:name="pr8" style:family="presentation" style:parent-style-name="_34_16-title">
      <style:graphic-properties draw:fill-color="#ffffff" draw:auto-grow-height="true" fo:min-height="3.181cm"/>
    </style:style>
    <style:style style:name="pr9" style:family="presentation" style:parent-style-name="_34_16-outline1" style:list-style-name="L3">
      <style:graphic-properties draw:fill-color="#ffffff" draw:auto-grow-height="true" fo:min-height="15.5cm"/>
    </style:style>
    <style:style style:name="pr10" style:family="presentation" style:parent-style-name="_34_16-notes">
      <style:graphic-properties draw:fill-color="#ffffff" draw:auto-grow-height="true" fo:min-height="11.988cm"/>
    </style:style>
    <style:style style:name="pr11" style:family="presentation" style:parent-style-name="_34_16-outline1">
      <style:graphic-properties draw:fill-color="#ffffff" draw:auto-grow-height="true" fo:min-height="15.501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text:enable-numbering="true" fo:margin-left="0.72cm" fo:margin-right="0cm" fo:margin-top="0.211cm" fo:margin-bottom="0cm" fo:text-indent="-0.72cm" style:writing-mode="lr-tb"/>
    </style:style>
    <style:style style:name="P9" style:family="paragraph">
      <style:paragraph-properties fo:margin-left="0cm" fo:margin-right="0cm" fo:text-indent="0cm" style:writing-mode="lr-tb"/>
      <style:text-properties fo:font-size="40pt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paragraph-properties fo:margin-left="2.357cm" fo:margin-right="0cm" fo:margin-top="0.246cm" fo:margin-bottom="0cm" fo:text-indent="-0.77cm"/>
    </style:style>
    <style:style style:name="P13" style:family="paragraph">
      <style:paragraph-properties fo:margin-left="0.72cm" fo:margin-right="0cm" fo:margin-top="0.176cm" fo:margin-bottom="0cm" fo:text-indent="-0.72cm"/>
    </style:style>
    <style:style style:name="P14" style:family="paragraph">
      <style:paragraph-properties fo:margin-left="0cm" fo:margin-right="0cm" fo:margin-top="0.123cm" fo:margin-bottom="0cm" fo:line-height="100%" fo:text-align="end" fo:text-indent="0cm"/>
    </style:style>
    <style:style style:name="P15" style:family="paragraph">
      <style:paragraph-properties fo:margin-left="0cm" fo:margin-right="0cm" fo:margin-top="0.123cm" fo:margin-bottom="0cm" fo:line-height="100%" fo:text-align="center" fo:text-indent="0cm"/>
    </style:style>
    <style:style style:name="P16" style:family="paragraph">
      <style:paragraph-properties style:writing-mode="lr-tb"/>
      <style:text-properties fo:font-family="Utopia" style:font-family-generic="roman" style:font-pitch="variable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fo:margin-left="0.72cm" fo:margin-right="0cm" fo:margin-top="0.246cm" fo:margin-bottom="0cm" fo:text-indent="-0.72cm"/>
    </style:style>
    <style:style style:name="P19" style:family="paragraph">
      <style:paragraph-properties fo:margin-left="0cm" fo:margin-right="0cm" fo:margin-top="0.141cm" fo:margin-bottom="0cm" fo:line-height="100%" fo:text-align="center" fo:text-indent="0cm"/>
    </style:style>
    <style:style style:name="P20" style:family="paragraph">
      <style:paragraph-properties style:writing-mode="lr-tb"/>
      <style:text-properties fo:font-weight="normal"/>
    </style:style>
    <style:style style:name="P21" style:family="paragraph">
      <style:paragraph-properties text:enable-numbering="true" style:writing-mode="lr-tb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left="0.952cm" fo:margin-right="0cm" fo:margin-top="0.176cm" fo:margin-bottom="0cm" fo:line-height="100%" fo:text-align="center" fo:text-indent="-0.952cm" style:punctuation-wrap="hanging" style:line-break="strict" style:writing-mode="lr-tb"/>
    </style:style>
    <style:style style:name="P24" style:family="paragraph">
      <style:paragraph-properties text:enable-numbering="false" fo:margin-left="0.952cm" fo:margin-right="0cm" fo:margin-top="0.176cm" fo:margin-bottom="0cm" fo:line-height="100%" fo:text-align="center" fo:text-indent="-0.952cm" style:punctuation-wrap="hanging" style:line-break="strict" style:writing-mode="lr-tb"/>
    </style:style>
    <style:style style:name="P25" style:family="paragraph">
      <style:paragraph-properties fo:margin-left="0.952cm" fo:margin-right="0cm" fo:margin-top="0.176cm" fo:margin-bottom="0cm" fo:line-height="100%" fo:text-align="center" fo:text-indent="-0.952cm" style:punctuation-wrap="hanging" style:line-break="strict"/>
    </style:style>
    <style:style style:name="P26" style:family="paragraph">
      <style:paragraph-properties fo:margin-left="0cm" fo:margin-right="0cm" fo:text-indent="0cm" style:writing-mode="lr-tb"/>
      <style:text-properties fo:font-size="36pt"/>
    </style:style>
    <style:style style:name="P27" style:family="paragraph">
      <style:paragraph-properties fo:margin-left="0cm" fo:margin-right="0cm" fo:text-indent="0cm" style:punctuation-wrap="hanging" style:line-break="strict"/>
    </style:style>
    <style:style style:name="P28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P29" style:family="paragraph">
      <style:paragraph-properties fo:margin-left="1.071cm" fo:margin-right="0cm" fo:margin-top="0.158cm" fo:margin-bottom="0cm" fo:line-height="100%" fo:text-indent="-1.071cm"/>
    </style:style>
    <style:style style:name="P30" style:family="paragraph">
      <style:paragraph-properties fo:margin-left="0cm" fo:margin-right="0cm" fo:margin-top="0.246cm" fo:margin-bottom="0cm" fo:text-indent="0cm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1" style:family="paragraph">
      <style:paragraph-properties fo:margin-left="0cm" fo:margin-right="0cm" fo:margin-top="0.246cm" fo:margin-bottom="0cm" fo:line-height="90%" fo:text-indent="0cm"/>
    </style:style>
    <style:style style:name="P32" style:family="paragraph">
      <style:paragraph-properties fo:margin-left="0cm" fo:margin-right="0cm" fo:margin-top="0.211cm" fo:margin-bottom="0cm" fo:line-height="90%" fo:text-indent="0cm"/>
    </style:style>
    <style:style style:name="P33" style:family="paragraph">
      <style:paragraph-properties fo:margin-left="0cm" fo:margin-right="0cm" fo:margin-top="0.149cm" fo:margin-bottom="0cm" fo:line-height="100%" fo:text-indent="0cm"/>
    </style:style>
    <style:style style:name="P34" style:family="paragraph">
      <style:paragraph-properties fo:margin-left="0.72cm" fo:margin-right="0cm" fo:text-indent="-0.72cm"/>
    </style:style>
    <style:style style:name="P35" style:family="paragraph">
      <style:paragraph-properties text:enable-numbering="false" fo:margin-left="0cm" fo:margin-right="0cm" fo:margin-top="0.149cm" fo:margin-bottom="0cm" fo:line-height="100%" fo:text-indent="0cm" style:writing-mode="lr-tb"/>
    </style:style>
    <style:style style:name="P36" style:family="paragraph">
      <style:paragraph-properties fo:margin-left="0.72cm" fo:margin-right="0cm" fo:margin-top="0.211cm" fo:margin-bottom="0cm" fo:text-indent="-0.72cm"/>
    </style:style>
    <style:style style:name="P37" style:family="paragraph">
      <style:paragraph-properties fo:margin-left="1.34cm" fo:margin-right="0cm" fo:margin-top="0.158cm" fo:margin-bottom="0cm" fo:line-height="100%" fo:text-indent="-1.34cm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language="en" fo:country="NZ"/>
    </style:style>
    <style:style style:name="T11" style:family="text">
      <style:text-properties fo:font-size="24pt" fo:language="en" fo:country="NZ" style:font-size-asian="24pt" style:font-size-complex="24pt"/>
    </style:style>
    <style:style style:name="T12" style:family="text">
      <style:text-properties fo:font-size="20pt" fo:language="en" fo:country="NZ" style:font-size-asian="20pt" style:font-size-complex="20pt"/>
    </style:style>
    <style:style style:name="T13" style:family="text">
      <style:text-properties fo:font-size="20pt" fo:language="en" fo:country="AU" style:font-size-asian="20pt" style:font-size-complex="20pt"/>
    </style:style>
    <style:style style:name="T14" style:family="text">
      <style:text-properties fo:font-size="24pt" fo:language="en" fo:country="AU" style:font-size-asian="24pt" style:font-size-complex="24pt"/>
    </style:style>
    <style:style style:name="T15" style:family="text">
      <style:text-properties fo:font-size="40pt" style:font-size-asian="54pt" style:font-size-complex="54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ize="28pt" fo:font-style="italic" style:font-size-asian="28pt" style:font-size-complex="28pt"/>
    </style:style>
    <style:style style:name="T20" style:family="text">
      <style:text-properties fo:color="#008000" fo:font-family="Tahoma" style:font-pitch="variable" fo:font-size="14pt" fo:font-weight="bold" style:font-size-asian="14pt" style:font-size-complex="14pt"/>
    </style:style>
    <style:style style:name="T21" style:family="text">
      <style:text-properties fo:color="#008000" fo:font-family="Utopia" style:font-family-generic="roman" style:font-pitch="variable" fo:font-size="14pt" fo:language="en" fo:country="US" fo:font-weight="bold" style:font-size-asian="14pt" style:font-size-complex="14pt"/>
    </style:style>
    <style:style style:name="T22" style:family="text">
      <style:text-properties fo:color="#008000" fo:font-family="Utopia" style:font-family-generic="roman" style:font-pitch="variable" fo:font-size="14pt" fo:font-weight="bold" style:font-size-asian="14pt" style:font-size-complex="14pt"/>
    </style:style>
    <style:style style:name="T23" style:family="text">
      <style:text-properties fo:color="#008000" fo:font-family="Tahoma" style:font-pitch="variable" fo:font-size="16pt" style:font-size-asian="16pt" style:font-size-complex="16pt"/>
    </style:style>
    <style:style style:name="T24" style:family="text">
      <style:text-properties fo:color="#ff3300" fo:font-family="Tahoma" style:font-pitch="variable" fo:font-size="16pt" fo:font-weight="normal" style:font-size-asian="16pt" style:font-size-complex="16pt"/>
    </style:style>
    <style:style style:name="T25" style:family="text">
      <style:text-properties fo:color="#008000" fo:font-family="Arial" style:font-pitch="variable" fo:font-size="20pt" fo:font-style="italic" style:font-size-asian="20pt" style:font-size-complex="20pt"/>
    </style:style>
    <style:style style:name="T26" style:family="text">
      <style:text-properties fo:color="#008000" fo:font-family="Arial" style:font-pitch="variable" fo:font-size="20pt" style:font-size-asian="20pt" style:font-size-complex="20pt"/>
    </style:style>
    <style:style style:name="T27" style:family="text">
      <style:text-properties fo:font-size="36pt"/>
    </style:style>
    <style:style style:name="T28" style:family="text">
      <style:text-properties fo:color="#008000" fo:font-family="Utopia" style:font-family-generic="roman" style:font-pitch="variable" fo:font-size="16pt" fo:font-style="italic" style:font-size-asian="16pt" style:font-size-complex="16pt"/>
    </style:style>
    <style:style style:name="T29" style:family="text">
      <style:text-properties fo:color="#008000" fo:font-style="italic"/>
    </style:style>
    <style:style style:name="T30" style:family="text">
      <style:text-properties fo:color="#008000" fo:font-family="Tahoma" style:font-pitch="variable" fo:font-size="14pt" style:font-size-asian="14pt" style:font-size-complex="14pt"/>
    </style:style>
    <style:style style:name="T31" style:family="text">
      <style:text-properties fo:color="#008000" fo:font-family="Utopia" style:font-family-generic="roman" style:font-pitch="variable" fo:font-size="14pt" fo:font-style="italic" style:font-size-asian="14pt" style:font-size-complex="14pt"/>
    </style:style>
    <style:style style:name="T32" style:family="text">
      <style:text-properties fo:color="#008000" fo:font-family="'Courier New'" style:font-pitch="variable" fo:font-size="18pt" fo:font-weight="bold" style:font-size-asian="18pt" style:font-size-complex="18pt"/>
    </style:style>
    <style:style style:name="T33" style:family="text">
      <style:text-properties fo:font-size="24pt" fo:font-style="italic" style:font-size-asian="24pt" style:font-size-complex="24pt"/>
    </style:style>
    <style:style style:name="T34" style:family="text">
      <style:text-properties fo:font-family="Utopia" style:font-family-generic="swiss" style:font-pitch="variable" fo:font-size="28pt" style:font-size-asian="28pt" style:font-size-complex="28pt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family="Symbol" style:font-style-name="Medium" fo:font-size="28pt" style:font-family-asian="Symbol" style:font-style-name-asian="Medium" style:font-size-asian="28pt" style:font-family-complex="Symbol" style:font-style-name-complex="Medium" style:font-size-complex="28pt"/>
    </style:style>
    <style:style style:name="T38" style:family="text">
      <style:text-properties fo:font-family="Symbol" style:font-pitch="variable" style:font-charset="x-symbol" fo:font-size="28pt" style:font-family-asian="Symbol" style:font-style-name-asian="Medium" style:font-size-asian="28pt" style:font-family-complex="Symbol" style:font-style-name-complex="Medium" style:font-size-complex="28pt"/>
    </style:style>
    <style:style style:name="T39" style:family="text">
      <style:text-properties fo:font-size="28pt" fo:language="en" fo:country="US" style:font-size-asian="28pt" style:font-size-complex="28pt"/>
    </style:style>
    <style:style style:name="T40" style:family="text">
      <style:text-properties fo:font-size="24pt" fo:language="en" fo:country="US" style:font-size-asian="24pt" style:font-size-complex="24pt"/>
    </style:style>
    <style:style style:name="T41" style:family="text">
      <style:text-properties fo:color="#008000" fo:font-family="'Courier New'" style:font-pitch="variable" fo:font-size="17pt" fo:font-weight="bold" style:font-size-asian="17pt" style:font-size-complex="17pt"/>
    </style:style>
    <style:style style:name="T42" style:family="text">
      <style:text-properties fo:font-style="normal"/>
    </style:style>
    <style:style style:name="T43" style:family="text">
      <style:text-properties fo:font-style="italic"/>
    </style:style>
    <style:style style:name="T44" style:family="text">
      <style:text-properties fo:font-size="24pt"/>
    </style:style>
    <style:style style:name="T45" style:family="text">
      <style:text-properties fo:color="#008000" fo:font-family="'Courier New'" style:font-pitch="variable" fo:font-size="18pt" fo:language="en" fo:country="US" fo:font-weight="bold" style:font-size-asian="18pt" style:font-size-complex="18pt"/>
    </style:style>
    <style:style style:name="T46" style:family="text">
      <style:text-properties fo:color="#008000" fo:font-family="Symbol" style:font-pitch="variable" style:font-charset="x-symbol" fo:font-size="18pt" fo:language="en" fo:country="US" fo:font-weight="bold" style:font-size-asian="18pt" style:font-size-complex="18pt"/>
    </style:style>
    <style:style style:name="T47" style:family="text">
      <style:text-properties fo:font-family="Symbol" style:font-pitch="variable" style:font-charset="x-symbol" fo:font-size="24pt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8000" fo:font-size="45%"/>
      </text:list-level-style-bullet>
    </text:list-style>
    <text:list-style style:name="L8">
      <text:list-level-style-bullet text:level="1" text:bullet-char="">
        <style:list-level-properties text:min-label-width="0.952cm"/>
        <style:text-properties fo:font-family="Wingdings" style:font-pitch="variable" style:font-charset="x-symbol" fo:color="#996633" fo:font-size="6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">
        <style:list-level-properties/>
        <style:text-properties fo:font-family="Wingdings" style:font-pitch="variable" style:font-charset="x-symbol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Data Mining: Practical Machine Learning Tools and Techniques (Chapter 2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2" draw:layer="layout" svg:width="25.4cm" svg:height="2.248cm" svg:x="-0.001cm" svg:y="2.751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3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3cm" svg:y="1.997cm" draw:page-number="1"/>
          <draw:frame presentation:style-name="pr1" draw:text-style-name="P3" draw:layer="layout" svg:width="16.231cm" svg:height="11.988cm" svg:x="2.028cm" svg:y="12.653cm" presentation:class="notes" presentation:placeholder="true" presentation:user-transformed="true">
            <draw:text-box/>
          </draw:frame>
        </presentation:notes>
      </draw:page>
      <draw:page draw:name="Input: Concepts, instances, attribu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0">Input: </text:span><text:span text:style-name="T11">Concepts, instances, attributes</text:span></text:p>
          </draw:text-box>
        </draw:frame>
        <draw:frame draw:style-name="gr2" draw:text-style-name="P8" draw:layer="layout" svg:width="21.955cm" svg:height="13cm" svg:x="2.545cm" svg:y="3.5cm">
          <draw:text-box>
            <text:list text:style-name="L3">
              <text:list-item>
                <text:p text:style-name="P6"><text:span text:style-name="T11">Terminology</text:span></text:p>
              </text:list-item>
              <text:list-item>
                <text:p text:style-name="P6"><text:span text:style-name="T11">What’s a concept?</text:span></text:p>
                <text:list>
                  <text:list-item>
                    <text:p text:style-name="P7"><text:span text:style-name="T12">Classification, association, clustering, numeric prediction</text:span></text:p>
                  </text:list-item>
                </text:list>
              </text:list-item>
              <text:list-item>
                <text:p text:style-name="P6"><text:span text:style-name="T11">What’s in an example?</text:span></text:p>
                <text:list>
                  <text:list-item>
                    <text:p text:style-name="P7"><text:span text:style-name="T13">Relations, flat files, recursion</text:span></text:p>
                  </text:list-item>
                </text:list>
              </text:list-item>
              <text:list-item>
                <text:p text:style-name="P6"><text:span text:style-name="T14">What’s in an attribute?</text:span></text:p>
                <text:list>
                  <text:list-item>
                    <text:p text:style-name="P7"><text:span text:style-name="T13">Nominal, ordinal, interval, ratio</text:span></text:p>
                  </text:list-item>
                </text:list>
              </text:list-item>
              <text:list-item>
                <text:p text:style-name="P6"><text:span text:style-name="T14">Preparing the input</text:span></text:p>
                <text:list>
                  <text:list-item>
                    <text:p text:style-name="P7"><text:span text:style-name="T13">ARFF, attributes, missing values, getting to know data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3.317cm" svg:height="9.988cm" svg:x="3.484cm" svg:y="1.998cm" draw:page-number="2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erminology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9" draw:layer="layout" svg:width="20.955cm" svg:height="2.718cm" svg:x="5cm" svg:y="-0.218cm" presentation:class="title" presentation:user-transformed="true">
          <draw:text-box>
            <text:p text:style-name="P4"><text:span text:style-name="T15">Terminology</text:span></text:p>
          </draw:text-box>
        </draw:frame>
        <draw:frame draw:style-name="gr3" draw:text-style-name="P11" draw:layer="layout" svg:width="21.955cm" svg:height="11.431cm" svg:x="1cm" svg:y="4cm">
          <draw:text-box>
            <text:list text:style-name="L3">
              <text:list-item>
                <text:p text:style-name="P10"><text:span text:style-name="T16">Components of the input:</text:span></text:p>
                <text:list>
                  <text:list-item>
                    <text:p text:style-name="P6"><text:span text:style-name="T17">Concepts: kinds of things that can be learned</text:span></text:p>
                    <text:list>
                      <text:list-item>
                        <text:p text:style-name="P7"><text:span text:style-name="T18">Aim: intelligible and operational concept description</text:span></text:p>
                      </text:list-item>
                    </text:list>
                  </text:list-item>
                  <text:list-item>
                    <text:p text:style-name="P6"><text:span text:style-name="T17">Instances: the individual, independent examples of a concept</text:span></text:p>
                    <text:list>
                      <text:list-item>
                        <text:p text:style-name="P7"><text:span text:style-name="T18">Note: more complicated forms of input are possible</text:span></text:p>
                      </text:list-item>
                    </text:list>
                  </text:list-item>
                  <text:list-item>
                    <text:p text:style-name="P6"><text:span text:style-name="T17">Attributes: measuring aspects of an instance</text:span></text:p>
                    <text:list>
                      <text:list-item>
                        <text:p text:style-name="P7"><text:span text:style-name="T18">We will focus on nominal and numeric on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hat’s a concept?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What’s a concept?</text:p>
          </draw:text-box>
        </draw:frame>
        <draw:frame draw:style-name="gr3" draw:text-style-name="P11" draw:layer="layout" svg:width="20.955cm" svg:height="13.643cm" svg:x="2.045cm" svg:y="3.049cm">
          <draw:text-box>
            <text:list text:style-name="L3">
              <text:list-item>
                <text:p text:style-name="P10"><text:span text:style-name="T16">Styles of learning:</text:span></text:p>
                <text:list>
                  <text:list-item>
                    <text:p text:style-name="P6"><text:span text:style-name="T17">Classification learning:</text:span><text:span text:style-name="T17"><text:line-break/></text:span><text:span text:style-name="T17">predicting a discrete class</text:span></text:p>
                  </text:list-item>
                  <text:list-item>
                    <text:p text:style-name="P6"><text:span text:style-name="T17">Association learning:</text:span><text:span text:style-name="T17"><text:line-break/></text:span><text:span text:style-name="T17">detecting associations between features</text:span></text:p>
                  </text:list-item>
                  <text:list-item>
                    <text:p text:style-name="P6"><text:span text:style-name="T17">Clustering:</text:span><text:span text:style-name="T17"><text:line-break/></text:span><text:span text:style-name="T17">grouping similar instances into clusters</text:span></text:p>
                  </text:list-item>
                  <text:list-item>
                    <text:p text:style-name="P6"><text:span text:style-name="T17">Numeric prediction:</text:span><text:span text:style-name="T17"><text:line-break/></text:span><text:span text:style-name="T17">predicting a numeric quantity</text:span></text:p>
                  </text:list-item>
                </text:list>
              </text:list-item>
              <text:list-item>
                <text:p text:style-name="P10"><text:span text:style-name="T16">Concept: thing to be learned</text:span></text:p>
              </text:list-item>
              <text:list-item>
                <text:p text:style-name="P10"><text:span text:style-name="T16">Concept description:</text:span><text:span text:style-name="T16"><text:line-break/></text:span><text:span text:style-name="T16">output of learning scheme</text:span></text:p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lassification lear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Classification learning</text:p>
          </draw:text-box>
        </draw:frame>
        <draw:frame draw:style-name="gr3" draw:text-style-name="P11" draw:layer="layout" svg:width="20.955cm" svg:height="11.513cm" svg:x="2.539cm" svg:y="4.41cm">
          <draw:text-box>
            <text:list text:style-name="L3">
              <text:list-item>
                <text:p text:style-name="P10"><text:span text:style-name="T16">Example problems: weather data, contact lenses, irises, labor negotiations</text:span></text:p>
              </text:list-item>
              <text:list-item>
                <text:p text:style-name="P10"><text:span text:style-name="T16">Classification learning is </text:span><text:span text:style-name="T19">supervised</text:span></text:p>
                <text:list>
                  <text:list-item>
                    <text:p text:style-name="P6"><text:span text:style-name="T17">Scheme is provided with actual outcome</text:span></text:p>
                  </text:list-item>
                </text:list>
              </text:list-item>
              <text:list-item>
                <text:p text:style-name="P10"><text:span text:style-name="T16">Outcome is called the </text:span><text:span text:style-name="T19">class</text:span><text:span text:style-name="T16"> of the example</text:span></text:p>
              </text:list-item>
              <text:list-item>
                <text:p text:style-name="P10"><text:span text:style-name="T16">Measure success on fresh data for which class labels are known (</text:span><text:span text:style-name="T19">test data</text:span><text:span text:style-name="T16">)</text:span></text:p>
              </text:list-item>
              <text:list-item>
                <text:p text:style-name="P10"><text:span text:style-name="T16">In practice success is often measured subjectively</text:span></text:p>
              </text:list-item>
            </text:list>
            <text:p text:style-name="P12"><text:span text:style-name="T16"/></text:p>
          </draw:text-box>
        </draw:frame>
        <presentation:notes draw:style-name="dp5">
          <draw:page-thumbnail draw:style-name="gr4" draw:layer="layout" svg:width="13.319cm" svg:height="9.989cm" svg:x="3.485cm" svg:y="2.024cm" draw:page-number="5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ssociation learn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Association learning</text:p>
          </draw:text-box>
        </draw:frame>
        <draw:frame draw:style-name="gr3" draw:text-style-name="P11" draw:layer="layout" svg:width="24.5cm" svg:height="11.431cm" svg:x="0.5cm" svg:y="3.492cm">
          <draw:text-box>
            <text:list text:style-name="L3">
              <text:list-item>
                <text:p text:style-name="P10"><text:span text:style-name="T16">Can be applied if no class is specified and any kind of structure is considered “interesting”</text:span></text:p>
              </text:list-item>
              <text:list-item>
                <text:p text:style-name="P10"><text:span text:style-name="T16">Difference to classification learning:</text:span></text:p>
                <text:list>
                  <text:list-item>
                    <text:p text:style-name="P6"><text:span text:style-name="T17">Can predict any attribute’s value, not just the class, and more than one attribute’s value at a time</text:span></text:p>
                  </text:list-item>
                  <text:list-item>
                    <text:p text:style-name="P6"><text:span text:style-name="T17">Hence: far more association rules than classification rules</text:span></text:p>
                  </text:list-item>
                  <text:list-item>
                    <text:p text:style-name="P6"><text:span text:style-name="T17">Thus: constraints are necessary</text:span></text:p>
                    <text:list>
                      <text:list-item>
                        <text:p text:style-name="P7"><text:span text:style-name="T18">Minimum coverage and minimum accuracy</text:span></text:p>
                      </text:list-item>
                    </text:list>
                  </text:list-item>
                </text:list>
              </text:list-item>
            </text:list>
            <text:p text:style-name="P13"><text:span text:style-name="T18"/></text:p>
          </draw:text-box>
        </draw:frame>
        <presentation:notes draw:style-name="dp5">
          <draw:page-thumbnail draw:style-name="gr4" draw:layer="layout" svg:width="13.319cm" svg:height="9.989cm" svg:x="3.485cm" svg:y="2.024cm" draw:page-number="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Clustering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Clustering</text:p>
          </draw:text-box>
        </draw:frame>
        <draw:frame draw:style-name="gr3" draw:text-style-name="P11" draw:layer="layout" svg:width="20.955cm" svg:height="11.431cm" svg:x="2.539cm" svg:y="3.175cm">
          <draw:text-box>
            <text:list text:style-name="L3">
              <text:list-item>
                <text:p text:style-name="P10"><text:span text:style-name="T16">Finding groups of items that are similar</text:span></text:p>
              </text:list-item>
              <text:list-item>
                <text:p text:style-name="P10"><text:span text:style-name="T16">Clustering is </text:span><text:span text:style-name="T19">unsupervised</text:span></text:p>
                <text:list>
                  <text:list-item>
                    <text:p text:style-name="P6"><text:span text:style-name="T17">The class of an example is not known</text:span></text:p>
                  </text:list-item>
                </text:list>
              </text:list-item>
              <text:list-item>
                <text:p text:style-name="P10"><text:span text:style-name="T16">Success often measured subjectively</text:span></text:p>
              </text:list-item>
            </text:list>
          </draw:text-box>
        </draw:frame>
        <draw:g>
          <draw:custom-shape draw:style-name="gr5" draw:text-style-name="P11" draw:layer="layout" svg:width="4.198cm" svg:height="0.846cm" svg:x="18.045cm" svg:y="16.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457cm" svg:height="0.846cm" svg:x="14.588cm" svg:y="16.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704cm" svg:height="0.846cm" svg:x="10.884cm" svg:y="16.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705cm" svg:height="0.846cm" svg:x="7.179cm" svg:y="16.6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937cm" svg:height="0.846cm" svg:x="3.242cm" svg:y="16.6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6cm" svg:x="1.5cm" svg:y="16.62cm">
            <text:p text:style-name="P14"><text:span text:style-name="T20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198cm" svg:height="0.846cm" svg:x="18.045cm" svg:y="14.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457cm" svg:height="0.846cm" svg:x="14.588cm" svg:y="14.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704cm" svg:height="0.846cm" svg:x="10.884cm" svg:y="14.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705cm" svg:height="0.846cm" svg:x="7.179cm" svg:y="14.0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937cm" svg:height="0.846cm" svg:x="3.242cm" svg:y="14.0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6cm" svg:x="1.5cm" svg:y="14.08cm">
            <text:p text:style-name="P14"><text:span text:style-name="T20">…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4.198cm" svg:height="0.846cm" svg:x="18.045cm" svg:y="11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457cm" svg:height="0.846cm" svg:x="14.588cm" svg:y="11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704cm" svg:height="0.846cm" svg:x="10.884cm" svg:y="11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705cm" svg:height="0.846cm" svg:x="7.179cm" svg:y="11.5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3.937cm" svg:height="0.846cm" svg:x="3.242cm" svg:y="11.5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6cm" svg:x="1.5cm" svg:y="11.54cm">
            <text:p text:style-name="P14"><text:span text:style-name="T20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4.198cm" svg:height="0.847cm" svg:x="18.045cm" svg:y="15.773cm">
            <text:p text:style-name="P15"><text:span text:style-name="T21">Iris virginic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457cm" svg:height="0.847cm" svg:x="14.588cm" svg:y="15.773cm">
            <text:p text:style-name="P15"><text:span text:style-name="T20">1.9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4cm" svg:height="0.847cm" svg:x="10.884cm" svg:y="15.773cm">
            <text:p text:style-name="P15"><text:span text:style-name="T20">5.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5cm" svg:height="0.847cm" svg:x="7.179cm" svg:y="15.773cm">
            <text:p text:style-name="P15"><text:span text:style-name="T20">2.7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937cm" svg:height="0.847cm" svg:x="3.242cm" svg:y="15.773cm">
            <text:p text:style-name="P15"><text:span text:style-name="T20">5.8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7cm" svg:x="1.5cm" svg:y="15.773cm">
            <text:p text:style-name="P14"><text:span text:style-name="T20">10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7cm" svg:x="1.5cm" svg:y="14.926cm">
            <text:p text:style-name="P14"><text:span text:style-name="T20">10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7cm" svg:x="1.5cm" svg:y="13.233cm">
            <text:p text:style-name="P14"><text:span text:style-name="T20">5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7cm" svg:x="1.5cm" svg:y="12.386cm">
            <text:p text:style-name="P14"><text:span text:style-name="T20">5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7cm" svg:x="1.5cm" svg:y="10.693cm">
            <text:p text:style-name="P14"><text:span text:style-name="T20">2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1" draw:layer="layout" svg:width="1.742cm" svg:height="0.847cm" svg:x="1.5cm" svg:y="9.846cm">
            <text:p text:style-name="P14"><text:span text:style-name="T20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1.742cm" svg:height="0.846cm" svg:x="1.5cm" svg:y="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4.198cm" svg:height="0.847cm" svg:x="18.045cm" svg:y="14.926cm">
            <text:p text:style-name="P15"><text:span text:style-name="T21">Iris virginic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457cm" svg:height="0.847cm" svg:x="14.588cm" svg:y="14.926cm">
            <text:p text:style-name="P15"><text:span text:style-name="T20">2.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4cm" svg:height="0.847cm" svg:x="10.884cm" svg:y="14.926cm">
            <text:p text:style-name="P15"><text:span text:style-name="T20">6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5cm" svg:height="0.847cm" svg:x="7.179cm" svg:y="14.926cm">
            <text:p text:style-name="P15"><text:span text:style-name="T20">3.3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937cm" svg:height="0.847cm" svg:x="3.242cm" svg:y="14.926cm">
            <text:p text:style-name="P15"><text:span text:style-name="T20">6.3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4.198cm" svg:height="0.847cm" svg:x="18.045cm" svg:y="13.233cm">
            <text:p text:style-name="P15"><text:span text:style-name="T21">Iris versicol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457cm" svg:height="0.847cm" svg:x="14.588cm" svg:y="13.233cm">
            <text:p text:style-name="P15"><text:span text:style-name="T20">1.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4cm" svg:height="0.847cm" svg:x="10.884cm" svg:y="13.233cm">
            <text:p text:style-name="P15"><text:span text:style-name="T20">4.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5cm" svg:height="0.847cm" svg:x="7.179cm" svg:y="13.233cm">
            <text:p text:style-name="P15"><text:span text:style-name="T20">3.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937cm" svg:height="0.847cm" svg:x="3.242cm" svg:y="13.233cm">
            <text:p text:style-name="P15"><text:span text:style-name="T20">6.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4.198cm" svg:height="0.847cm" svg:x="18.045cm" svg:y="12.386cm">
            <text:p text:style-name="P15"><text:span text:style-name="T21">Iris versicol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457cm" svg:height="0.847cm" svg:x="14.588cm" svg:y="12.386cm">
            <text:p text:style-name="P15"><text:span text:style-name="T20">1.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4cm" svg:height="0.847cm" svg:x="10.884cm" svg:y="12.386cm">
            <text:p text:style-name="P15"><text:span text:style-name="T20">4.7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5cm" svg:height="0.847cm" svg:x="7.179cm" svg:y="12.386cm">
            <text:p text:style-name="P15"><text:span text:style-name="T20">3.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937cm" svg:height="0.847cm" svg:x="3.242cm" svg:y="12.386cm">
            <text:p text:style-name="P15"><text:span text:style-name="T20">7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4.198cm" svg:height="0.847cm" svg:x="18.045cm" svg:y="10.693cm">
            <text:p text:style-name="P15"><text:span text:style-name="T21">Iris setos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457cm" svg:height="0.847cm" svg:x="14.588cm" svg:y="10.693cm">
            <text:p text:style-name="P15"><text:span text:style-name="T20">0.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4cm" svg:height="0.847cm" svg:x="10.884cm" svg:y="10.693cm">
            <text:p text:style-name="P15"><text:span text:style-name="T20">1.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5cm" svg:height="0.847cm" svg:x="7.179cm" svg:y="10.693cm">
            <text:p text:style-name="P15"><text:span text:style-name="T20">3.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937cm" svg:height="0.847cm" svg:x="3.242cm" svg:y="10.693cm">
            <text:p text:style-name="P15"><text:span text:style-name="T20">4.9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4.198cm" svg:height="0.847cm" svg:x="18.045cm" svg:y="9.846cm">
            <text:p text:style-name="P15"><text:span text:style-name="T21">Iris setos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457cm" svg:height="0.847cm" svg:x="14.588cm" svg:y="9.846cm">
            <text:p text:style-name="P15"><text:span text:style-name="T20">0.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4cm" svg:height="0.847cm" svg:x="10.884cm" svg:y="9.846cm">
            <text:p text:style-name="P15"><text:span text:style-name="T20">1.4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05cm" svg:height="0.847cm" svg:x="7.179cm" svg:y="9.846cm">
            <text:p text:style-name="P15"><text:span text:style-name="T20">3.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937cm" svg:height="0.847cm" svg:x="3.242cm" svg:y="9.846cm">
            <text:p text:style-name="P15"><text:span text:style-name="T20">5.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4.198cm" svg:height="0.846cm" svg:x="18.045cm" svg:y="9cm">
            <text:p text:style-name="P15"><text:span text:style-name="T22">Typ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3.457cm" svg:height="0.846cm" svg:x="14.588cm" svg:y="9cm">
            <text:p text:style-name="P15"><text:span text:style-name="T22">Petal widt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3.704cm" svg:height="0.846cm" svg:x="10.884cm" svg:y="9cm">
            <text:p text:style-name="P15"><text:span text:style-name="T22">Petal lengt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3.705cm" svg:height="0.846cm" svg:x="7.179cm" svg:y="9cm">
            <text:p text:style-name="P15"><text:span text:style-name="T22">Sepal widt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3.937cm" svg:height="0.846cm" svg:x="3.242cm" svg:y="9cm">
            <text:p text:style-name="P15"><text:span text:style-name="T22">Sepal length</text:span></text:p>
            <draw:enhanced-geometry svg:viewBox="0 0 21600 21600" draw:type="rectangle" draw:enhanced-path="M 0 0 L 21600 0 21600 21600 0 21600 0 0 Z N"/>
          </draw:custom-shape>
          <draw:line draw:style-name="gr9" draw:text-style-name="P17" draw:layer="layout" svg:x1="22.243cm" svg:y1="9cm" svg:x2="22.243cm" svg:y2="9.846cm">
            <text:p/>
          </draw:line>
          <draw:line draw:style-name="gr9" draw:text-style-name="P17" draw:layer="layout" svg:x1="22.243cm" svg:y1="9.846cm" svg:x2="22.243cm" svg:y2="10.693cm">
            <text:p/>
          </draw:line>
          <draw:line draw:style-name="gr9" draw:text-style-name="P17" draw:layer="layout" svg:x1="22.243cm" svg:y1="10.693cm" svg:x2="22.243cm" svg:y2="11.54cm">
            <text:p/>
          </draw:line>
          <draw:line draw:style-name="gr9" draw:text-style-name="P17" draw:layer="layout" svg:x1="22.243cm" svg:y1="11.54cm" svg:x2="22.243cm" svg:y2="12.386cm">
            <text:p/>
          </draw:line>
          <draw:line draw:style-name="gr9" draw:text-style-name="P17" draw:layer="layout" svg:x1="22.243cm" svg:y1="12.386cm" svg:x2="22.243cm" svg:y2="13.233cm">
            <text:p/>
          </draw:line>
          <draw:line draw:style-name="gr9" draw:text-style-name="P17" draw:layer="layout" svg:x1="22.243cm" svg:y1="13.233cm" svg:x2="22.243cm" svg:y2="14.08cm">
            <text:p/>
          </draw:line>
          <draw:line draw:style-name="gr9" draw:text-style-name="P17" draw:layer="layout" svg:x1="22.243cm" svg:y1="14.08cm" svg:x2="22.243cm" svg:y2="14.926cm">
            <text:p/>
          </draw:line>
          <draw:line draw:style-name="gr9" draw:text-style-name="P17" draw:layer="layout" svg:x1="22.243cm" svg:y1="14.926cm" svg:x2="22.243cm" svg:y2="15.773cm">
            <text:p/>
          </draw:line>
          <draw:line draw:style-name="gr9" draw:text-style-name="P17" draw:layer="layout" svg:x1="22.243cm" svg:y1="15.773cm" svg:x2="22.243cm" svg:y2="16.62cm">
            <text:p/>
          </draw:line>
          <draw:line draw:style-name="gr9" draw:text-style-name="P17" draw:layer="layout" svg:x1="22.243cm" svg:y1="16.62cm" svg:x2="22.243cm" svg:y2="17.466cm">
            <text:p/>
          </draw:line>
          <draw:line draw:style-name="gr10" draw:text-style-name="P17" draw:layer="layout" svg:x1="3.242cm" svg:y1="9cm" svg:x2="22.243cm" svg:y2="9cm">
            <text:p/>
          </draw:line>
          <draw:line draw:style-name="gr9" draw:text-style-name="P17" draw:layer="layout" svg:x1="1.5cm" svg:y1="9cm" svg:x2="3.242cm" svg:y2="9cm">
            <text:p/>
          </draw:line>
          <draw:line draw:style-name="gr9" draw:text-style-name="P17" draw:layer="layout" svg:x1="1.5cm" svg:y1="9cm" svg:x2="1.5cm" svg:y2="9.846cm">
            <text:p/>
          </draw:line>
          <draw:line draw:style-name="gr10" draw:text-style-name="P17" draw:layer="layout" svg:x1="3.242cm" svg:y1="17.466cm" svg:x2="22.243cm" svg:y2="17.466cm">
            <text:p/>
          </draw:line>
          <draw:line draw:style-name="gr9" draw:text-style-name="P17" draw:layer="layout" svg:x1="1.5cm" svg:y1="17.466cm" svg:x2="3.242cm" svg:y2="17.466cm">
            <text:p/>
          </draw:line>
          <draw:line draw:style-name="gr9" draw:text-style-name="P17" draw:layer="layout" svg:x1="1.5cm" svg:y1="9.846cm" svg:x2="1.5cm" svg:y2="10.693cm">
            <text:p/>
          </draw:line>
          <draw:line draw:style-name="gr9" draw:text-style-name="P17" draw:layer="layout" svg:x1="1.5cm" svg:y1="10.693cm" svg:x2="1.5cm" svg:y2="11.54cm">
            <text:p/>
          </draw:line>
          <draw:line draw:style-name="gr9" draw:text-style-name="P17" draw:layer="layout" svg:x1="1.5cm" svg:y1="11.54cm" svg:x2="1.5cm" svg:y2="12.386cm">
            <text:p/>
          </draw:line>
          <draw:line draw:style-name="gr9" draw:text-style-name="P17" draw:layer="layout" svg:x1="1.5cm" svg:y1="12.386cm" svg:x2="1.5cm" svg:y2="13.233cm">
            <text:p/>
          </draw:line>
          <draw:line draw:style-name="gr9" draw:text-style-name="P17" draw:layer="layout" svg:x1="1.5cm" svg:y1="13.233cm" svg:x2="1.5cm" svg:y2="14.08cm">
            <text:p/>
          </draw:line>
          <draw:line draw:style-name="gr9" draw:text-style-name="P17" draw:layer="layout" svg:x1="1.5cm" svg:y1="14.08cm" svg:x2="1.5cm" svg:y2="14.926cm">
            <text:p/>
          </draw:line>
          <draw:line draw:style-name="gr9" draw:text-style-name="P17" draw:layer="layout" svg:x1="1.5cm" svg:y1="14.926cm" svg:x2="1.5cm" svg:y2="15.773cm">
            <text:p/>
          </draw:line>
          <draw:line draw:style-name="gr9" draw:text-style-name="P17" draw:layer="layout" svg:x1="1.5cm" svg:y1="15.773cm" svg:x2="1.5cm" svg:y2="16.62cm">
            <text:p/>
          </draw:line>
          <draw:line draw:style-name="gr9" draw:text-style-name="P17" draw:layer="layout" svg:x1="1.5cm" svg:y1="16.62cm" svg:x2="1.5cm" svg:y2="17.466cm">
            <text:p/>
          </draw:line>
          <draw:line draw:style-name="gr10" draw:text-style-name="P17" draw:layer="layout" svg:x1="3.242cm" svg:y1="9.846cm" svg:x2="22.243cm" svg:y2="9.846cm">
            <text:p/>
          </draw:line>
        </draw:g>
        <draw:g>
          <draw:line draw:style-name="gr11" draw:text-style-name="P17" draw:layer="layout" svg:x1="18.001cm" svg:y1="9.88cm" svg:x2="22.022cm" svg:y2="17.5cm">
            <text:p/>
          </draw:line>
          <draw:line draw:style-name="gr11" draw:text-style-name="P17" draw:layer="layout" svg:x1="22.021cm" svg:y1="9.88cm" svg:x2="18cm" svg:y2="17.5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7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umeric predic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Numeric prediction</text:p>
          </draw:text-box>
        </draw:frame>
        <draw:frame draw:style-name="gr3" draw:text-style-name="P11" draw:layer="layout" svg:width="20.955cm" svg:height="11.431cm" svg:x="2.545cm" svg:y="3cm">
          <draw:text-box>
            <text:list text:style-name="L3">
              <text:list-item>
                <text:p text:style-name="P10"><text:span text:style-name="T16">Variant of classification learning where “class” is numeric (also called “regression”)</text:span></text:p>
              </text:list-item>
              <text:list-item>
                <text:p text:style-name="P10"><text:span text:style-name="T16">Learning is supervised</text:span></text:p>
                <text:list>
                  <text:list-item>
                    <text:p text:style-name="P6"><text:span text:style-name="T17">Scheme is being provided with target value</text:span></text:p>
                  </text:list-item>
                </text:list>
              </text:list-item>
              <text:list-item>
                <text:p text:style-name="P10"><text:span text:style-name="T16">Measure success on test data</text:span></text:p>
              </text:list-item>
            </text:list>
            <text:p text:style-name="P18"><text:span text:style-name="T16"/></text:p>
          </draw:text-box>
        </draw:frame>
        <draw:g>
          <draw:custom-shape draw:style-name="gr7" draw:text-style-name="P11" draw:layer="layout" svg:width="4.234cm" svg:height="0.93cm" svg:x="19.433cm" svg:y="15.152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021cm" svg:height="0.93cm" svg:x="15.412cm" svg:y="15.152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445cm" svg:height="0.93cm" svg:x="10.967cm" svg:y="15.152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6.733cm" svg:y="15.152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2.5cm" svg:y="15.152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4.234cm" svg:height="0.931cm" svg:x="19.433cm" svg:y="14.221cm">
            <text:p text:style-name="P19"><text:span text:style-name="T24">4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021cm" svg:height="0.931cm" svg:x="15.412cm" svg:y="14.221cm">
            <text:p text:style-name="P19"><text:span text:style-name="T23">Fal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445cm" svg:height="0.931cm" svg:x="10.967cm" svg:y="14.221cm">
            <text:p text:style-name="P19"><text:span text:style-name="T23">Normal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1cm" svg:x="6.733cm" svg:y="14.221cm">
            <text:p text:style-name="P19"><text:span text:style-name="T23">Mil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2.5cm" svg:y="14.221cm">
            <text:p text:style-name="P19"><text:span text:style-name="T23">Rain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4.234cm" svg:height="0.93cm" svg:x="19.433cm" svg:y="13.291cm">
            <text:p text:style-name="P19"><text:span text:style-name="T24">5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021cm" svg:height="0.93cm" svg:x="15.412cm" svg:y="13.291cm">
            <text:p text:style-name="P19"><text:span text:style-name="T23">Fal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445cm" svg:height="0.93cm" svg:x="10.967cm" svg:y="13.291cm">
            <text:p text:style-name="P19"><text:span text:style-name="T23">Hig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6.733cm" svg:y="13.291cm">
            <text:p text:style-name="P19"><text:span text:style-name="T23">Hot <text:s/>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2.5cm" svg:y="13.291cm">
            <text:p text:style-name="P19"><text:span text:style-name="T23">Overcast 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4.234cm" svg:height="0.93cm" svg:x="19.433cm" svg:y="12.361cm">
            <text:p text:style-name="P19"><text:span text:style-name="T24">0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021cm" svg:height="0.93cm" svg:x="15.412cm" svg:y="12.361cm">
            <text:p text:style-name="P19"><text:span text:style-name="T23">Tru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445cm" svg:height="0.93cm" svg:x="10.967cm" svg:y="12.361cm">
            <text:p text:style-name="P19"><text:span text:style-name="T23">High 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6.733cm" svg:y="12.361cm">
            <text:p text:style-name="P19"><text:span text:style-name="T23">Hot 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2.5cm" svg:y="12.361cm">
            <text:p text:style-name="P19"><text:span text:style-name="T23">Sunn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4.234cm" svg:height="0.931cm" svg:x="19.433cm" svg:y="11.43cm">
            <text:p text:style-name="P19"><text:span text:style-name="T24">5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021cm" svg:height="0.931cm" svg:x="15.412cm" svg:y="11.43cm">
            <text:p text:style-name="P19"><text:span text:style-name="T23">Fals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445cm" svg:height="0.931cm" svg:x="10.967cm" svg:y="11.43cm">
            <text:p text:style-name="P19"><text:span text:style-name="T23">High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1cm" svg:x="6.733cm" svg:y="11.43cm">
            <text:p text:style-name="P19"><text:span text:style-name="T23">Ho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2.5cm" svg:y="11.43cm">
            <text:p text:style-name="P19"><text:span text:style-name="T23">Sunn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4.234cm" svg:height="0.93cm" svg:x="19.433cm" svg:y="10.5cm">
            <text:p text:style-name="P19"><text:span text:style-name="T24">Play-ti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021cm" svg:height="0.93cm" svg:x="15.412cm" svg:y="10.5cm">
            <text:p text:style-name="P19"><text:span text:style-name="T23">Wind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445cm" svg:height="0.93cm" svg:x="10.967cm" svg:y="10.5cm">
            <text:p text:style-name="P19"><text:span text:style-name="T23">Humidit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6.733cm" svg:y="10.5cm">
            <text:p text:style-name="P19"><text:span text:style-name="T23">Temperatur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2.5cm" svg:y="10.5cm">
            <text:p text:style-name="P19"><text:span text:style-name="T23">Outlook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2.5cm" svg:y1="16.082cm" svg:x2="23.667cm" svg:y2="16.082cm">
            <text:p/>
          </draw:line>
          <draw:line draw:style-name="gr12" draw:text-style-name="P17" draw:layer="layout" svg:x1="2.5cm" svg:y1="10.5cm" svg:x2="2.5cm" svg:y2="16.082cm">
            <text:p/>
          </draw:line>
          <draw:line draw:style-name="gr12" draw:text-style-name="P17" draw:layer="layout" svg:x1="23.667cm" svg:y1="10.5cm" svg:x2="23.667cm" svg:y2="16.082cm">
            <text:p/>
          </draw:line>
          <draw:line draw:style-name="gr12" draw:text-style-name="P17" draw:layer="layout" svg:x1="2.5cm" svg:y1="11.43cm" svg:x2="23.667cm" svg:y2="11.43cm">
            <text:p/>
          </draw:line>
          <draw:line draw:style-name="gr12" draw:text-style-name="P17" draw:layer="layout" svg:x1="2.5cm" svg:y1="10.5cm" svg:x2="23.667cm" svg:y2="10.5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8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What’s in an example?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What’s in an example?</text:p>
          </draw:text-box>
        </draw:frame>
        <draw:frame draw:style-name="gr13" draw:text-style-name="P21" draw:layer="layout" svg:width="22.994cm" svg:height="11.431cm" svg:x="1.506cm" svg:y="3cm">
          <draw:text-box>
            <text:list text:style-name="L4">
              <text:list-item>
                <text:p text:style-name="P10"><text:span text:style-name="T16">Instance: specific type of exampl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7">Thing to be classified, associated, or clustered</text:span></text:p>
                  </text:list-item>
                  <text:list-item>
                    <text:p text:style-name="P6"><text:span text:style-name="T17">Individual, independent example of target concept</text:span></text:p>
                  </text:list-item>
                  <text:list-item>
                    <text:p text:style-name="P6"><text:span text:style-name="T17">Characterized by a predetermined set of attributes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6">Input to learning scheme: set of instances/datase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7">Represented as a single relation/flat file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6">Rather restricted form of input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17">No relationships between objects</text:span></text:p>
                  </text:list-item>
                </text:list>
              </text:list-item>
            </text:list>
            <text:list text:style-name="L4">
              <text:list-item>
                <text:p text:style-name="P10"><text:span text:style-name="T16">Most common form in practical data mining</text:span></text:p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9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family tre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A family tree</text:p>
          </draw:text-box>
        </draw:frame>
        <draw:rect draw:style-name="gr14" draw:text-style-name="P22" draw:layer="layout" svg:width="3.175cm" svg:height="2.116cm" svg:x="7.831cm" svg:y="4.657cm">
          <text:p/>
        </draw:rect>
        <draw:rect draw:style-name="gr14" draw:text-style-name="P22" draw:layer="layout" svg:width="1.694cm" svg:height="1.058cm" svg:x="6.138cm" svg:y="5.08cm">
          <text:p/>
        </draw:rect>
        <draw:frame draw:style-name="gr15" draw:text-style-name="P24" draw:layer="layout" svg:width="1.694cm" svg:height="1.077cm" svg:x="6.138cm" svg:y="5.08cm">
          <draw:text-box>
            <text:p text:style-name="P23"><text:span text:style-name="T25">=</text:span></text:p>
          </draw:text-box>
        </draw:frame>
        <draw:line draw:style-name="gr16" draw:text-style-name="P17" draw:layer="layout" svg:x1="6.985cm" svg:y1="6.985cm" svg:x2="6.985cm" svg:y2="9.313cm">
          <text:p/>
        </draw:line>
        <draw:line draw:style-name="gr17" draw:text-style-name="P17" draw:layer="layout" svg:x1="3.387cm" svg:y1="8.043cm" svg:x2="11.007cm" svg:y2="8.043cm">
          <text:p/>
        </draw:line>
        <draw:line draw:style-name="gr17" draw:text-style-name="P17" draw:layer="layout" svg:x1="3.387cm" svg:y1="8.043cm" svg:x2="3.387cm" svg:y2="9.313cm">
          <text:p/>
        </draw:line>
        <draw:rect draw:style-name="gr14" draw:text-style-name="P22" draw:layer="layout" svg:width="3.175cm" svg:height="2.117cm" svg:x="1.904cm" svg:y="9.524cm">
          <text:p/>
        </draw:rect>
        <draw:frame draw:style-name="gr18" draw:text-style-name="P24" draw:layer="layout" svg:width="3.175cm" svg:height="2.117cm" svg:x="1.904cm" svg:y="9.524cm">
          <draw:text-box>
            <text:p text:style-name="P23"><text:span text:style-name="T26">Steven </text:span></text:p>
            <text:p text:style-name="P23"><text:span text:style-name="T26">M</text:span></text:p>
          </draw:text-box>
        </draw:frame>
        <draw:rect draw:style-name="gr14" draw:text-style-name="P22" draw:layer="layout" svg:width="3.175cm" svg:height="2.117cm" svg:x="5.502cm" svg:y="9.524cm">
          <text:p/>
        </draw:rect>
        <draw:frame draw:style-name="gr19" draw:text-style-name="P24" draw:layer="layout" svg:width="3.498cm" svg:height="2.117cm" svg:x="5.502cm" svg:y="9.524cm">
          <draw:text-box>
            <text:p text:style-name="P23"><text:span text:style-name="T26">Graham </text:span></text:p>
            <text:p text:style-name="P23"><text:span text:style-name="T26">M</text:span></text:p>
          </draw:text-box>
        </draw:frame>
        <draw:rect draw:style-name="gr14" draw:text-style-name="P22" draw:layer="layout" svg:width="3.175cm" svg:height="2.117cm" svg:x="9.524cm" svg:y="9.524cm">
          <text:p/>
        </draw:rect>
        <draw:frame draw:style-name="gr20" draw:text-style-name="P24" draw:layer="layout" svg:width="3.175cm" svg:height="2.117cm" svg:x="9.524cm" svg:y="9.524cm">
          <draw:text-box>
            <text:p text:style-name="P23"><text:span text:style-name="T26">Pam </text:span></text:p>
            <text:p text:style-name="P23"><text:span text:style-name="T26">F</text:span></text:p>
          </draw:text-box>
        </draw:frame>
        <draw:line draw:style-name="gr17" draw:text-style-name="P17" draw:layer="layout" svg:x1="11.007cm" svg:y1="8.043cm" svg:x2="11.007cm" svg:y2="9.313cm">
          <text:p/>
        </draw:line>
        <draw:rect draw:style-name="gr14" draw:text-style-name="P22" draw:layer="layout" svg:width="3.175cm" svg:height="2.116cm" svg:x="14.604cm" svg:y="4.657cm">
          <text:p/>
        </draw:rect>
        <draw:frame draw:style-name="gr21" draw:text-style-name="P24" draw:layer="layout" svg:width="3.175cm" svg:height="2.116cm" svg:x="14.604cm" svg:y="4.657cm">
          <draw:text-box>
            <text:p text:style-name="P23"><text:span text:style-name="T26">Grace </text:span></text:p>
            <text:p text:style-name="P23"><text:span text:style-name="T26">F</text:span></text:p>
          </draw:text-box>
        </draw:frame>
        <draw:rect draw:style-name="gr14" draw:text-style-name="P22" draw:layer="layout" svg:width="3.175cm" svg:height="2.116cm" svg:x="19.261cm" svg:y="4.657cm">
          <text:p/>
        </draw:rect>
        <draw:frame draw:style-name="gr22" draw:text-style-name="P24" draw:layer="layout" svg:width="3.175cm" svg:height="2.116cm" svg:x="19.261cm" svg:y="4.657cm">
          <draw:text-box>
            <text:p text:style-name="P23"><text:span text:style-name="T26">Ray</text:span></text:p>
            <text:p text:style-name="P23"><text:span text:style-name="T26">M</text:span></text:p>
          </draw:text-box>
        </draw:frame>
        <draw:rect draw:style-name="gr14" draw:text-style-name="P22" draw:layer="layout" svg:width="1.694cm" svg:height="1.058cm" svg:x="17.568cm" svg:y="5.08cm">
          <text:p/>
        </draw:rect>
        <draw:frame draw:style-name="gr23" draw:text-style-name="P24" draw:layer="layout" svg:width="1.694cm" svg:height="1.077cm" svg:x="17.568cm" svg:y="5.08cm">
          <draw:text-box>
            <text:p text:style-name="P23"><text:span text:style-name="T25">=</text:span></text:p>
          </draw:text-box>
        </draw:frame>
        <draw:line draw:style-name="gr16" draw:text-style-name="P17" draw:layer="layout" svg:x1="18.415cm" svg:y1="6.985cm" svg:x2="18.415cm" svg:y2="9.313cm">
          <text:p/>
        </draw:line>
        <draw:line draw:style-name="gr17" draw:text-style-name="P17" draw:layer="layout" svg:x1="14.817cm" svg:y1="8.043cm" svg:x2="22.437cm" svg:y2="8.043cm">
          <text:p/>
        </draw:line>
        <draw:line draw:style-name="gr17" draw:text-style-name="P17" draw:layer="layout" svg:x1="14.817cm" svg:y1="8.043cm" svg:x2="14.817cm" svg:y2="9.313cm">
          <text:p/>
        </draw:line>
        <draw:rect draw:style-name="gr14" draw:text-style-name="P22" draw:layer="layout" svg:width="3.175cm" svg:height="2.117cm" svg:x="13.334cm" svg:y="9.524cm">
          <text:p/>
        </draw:rect>
        <draw:frame draw:style-name="gr24" draw:text-style-name="P24" draw:layer="layout" svg:width="3.175cm" svg:height="2.117cm" svg:x="13.334cm" svg:y="9.524cm">
          <draw:text-box>
            <text:p text:style-name="P23"><text:span text:style-name="T26">Ian </text:span></text:p>
            <text:p text:style-name="P23"><text:span text:style-name="T26">M</text:span></text:p>
          </draw:text-box>
        </draw:frame>
        <draw:rect draw:style-name="gr14" draw:text-style-name="P22" draw:layer="layout" svg:width="3.175cm" svg:height="2.117cm" svg:x="16.932cm" svg:y="9.524cm">
          <text:p/>
        </draw:rect>
        <draw:frame draw:style-name="gr25" draw:text-style-name="P24" draw:layer="layout" svg:width="3.175cm" svg:height="2.117cm" svg:x="16.932cm" svg:y="9.524cm">
          <draw:text-box>
            <text:p text:style-name="P23"><text:span text:style-name="T26">Pippa </text:span></text:p>
            <text:p text:style-name="P23"><text:span text:style-name="T26">F</text:span></text:p>
          </draw:text-box>
        </draw:frame>
        <draw:custom-shape draw:style-name="gr26" draw:text-style-name="P11" draw:layer="layout" svg:width="3.175cm" svg:height="2.117cm" svg:x="20.955cm" svg:y="9.525cm">
          <text:p text:style-name="P25"><text:span text:style-name="T26">Brian </text:span></text:p>
          <text:p text:style-name="P25"><text:span text:style-name="T26">M</text:span></text:p>
          <draw:enhanced-geometry svg:viewBox="0 0 21600 21600" draw:type="rectangle" draw:enhanced-path="M 0 0 L 21600 0 21600 21600 0 21600 0 0 Z N"/>
        </draw:custom-shape>
        <draw:line draw:style-name="gr17" draw:text-style-name="P17" draw:layer="layout" svg:x1="22.437cm" svg:y1="8.043cm" svg:x2="22.437cm" svg:y2="9.313cm">
          <text:p/>
        </draw:line>
        <draw:rect draw:style-name="gr14" draw:text-style-name="P22" draw:layer="layout" svg:width="1.693cm" svg:height="1.059cm" svg:x="12.064cm" svg:y="9.947cm">
          <text:p/>
        </draw:rect>
        <draw:frame draw:style-name="gr27" draw:text-style-name="P24" draw:layer="layout" svg:width="1.693cm" svg:height="1.077cm" svg:x="12.064cm" svg:y="9.947cm">
          <draw:text-box>
            <text:p text:style-name="P23"><text:span text:style-name="T25">=</text:span></text:p>
          </draw:text-box>
        </draw:frame>
        <draw:line draw:style-name="gr17" draw:text-style-name="P17" draw:layer="layout" svg:x1="12.912cm" svg:y1="11.642cm" svg:x2="12.912cm" svg:y2="12.7cm">
          <text:p/>
        </draw:line>
        <draw:line draw:style-name="gr17" draw:text-style-name="P17" draw:layer="layout" svg:x1="9.313cm" svg:y1="12.7cm" svg:x2="16.933cm" svg:y2="12.7cm">
          <text:p/>
        </draw:line>
        <draw:line draw:style-name="gr17" draw:text-style-name="P17" draw:layer="layout" svg:x1="9.313cm" svg:y1="12.7cm" svg:x2="9.313cm" svg:y2="13.97cm">
          <text:p/>
        </draw:line>
        <draw:rect draw:style-name="gr14" draw:text-style-name="P22" draw:layer="layout" svg:width="3.175cm" svg:height="2.116cm" svg:x="7.831cm" svg:y="14.182cm">
          <text:p/>
        </draw:rect>
        <draw:frame draw:style-name="gr28" draw:text-style-name="P24" draw:layer="layout" svg:width="3.175cm" svg:height="2.116cm" svg:x="7.831cm" svg:y="14.182cm">
          <draw:text-box>
            <text:p text:style-name="P23"><text:span text:style-name="T26">Anna </text:span></text:p>
            <text:p text:style-name="P23"><text:span text:style-name="T26">F</text:span></text:p>
          </draw:text-box>
        </draw:frame>
        <draw:rect draw:style-name="gr14" draw:text-style-name="P22" draw:layer="layout" svg:width="3.175cm" svg:height="2.116cm" svg:x="15.451cm" svg:y="14.182cm">
          <text:p/>
        </draw:rect>
        <draw:frame draw:style-name="gr29" draw:text-style-name="P24" draw:layer="layout" svg:width="3.175cm" svg:height="2.116cm" svg:x="15.451cm" svg:y="14.182cm">
          <draw:text-box>
            <text:p text:style-name="P23"><text:span text:style-name="T26">Nikki </text:span></text:p>
            <text:p text:style-name="P23"><text:span text:style-name="T26">F</text:span></text:p>
          </draw:text-box>
        </draw:frame>
        <draw:line draw:style-name="gr17" draw:text-style-name="P17" draw:layer="layout" svg:x1="16.933cm" svg:y1="12.7cm" svg:x2="16.933cm" svg:y2="13.97cm">
          <text:p/>
        </draw:line>
        <draw:frame draw:style-name="gr30" draw:text-style-name="P24" draw:layer="layout" svg:width="3.175cm" svg:height="2.116cm" svg:x="7.832cm" svg:y="4.657cm">
          <draw:text-box>
            <text:p text:style-name="P23"><text:span text:style-name="T26">Peggy</text:span></text:p>
            <text:p text:style-name="P23"><text:span text:style-name="T26">F</text:span></text:p>
          </draw:text-box>
        </draw:frame>
        <draw:frame draw:style-name="gr31" draw:text-style-name="P24" draw:layer="layout" svg:width="3.175cm" svg:height="2.116cm" svg:x="2.825cm" svg:y="4.61cm">
          <draw:text-box>
            <text:p text:style-name="P23"><text:span text:style-name="T26">Peter</text:span></text:p>
            <text:p text:style-name="P23"><text:span text:style-name="T26">M</text:span></text:p>
          </draw:text-box>
        </draw:frame>
        <presentation:notes draw:style-name="dp5">
          <draw:page-thumbnail draw:style-name="gr4" draw:layer="layout" svg:width="13.319cm" svg:height="9.989cm" svg:x="3.485cm" svg:y="2.024cm" draw:page-number="10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Family tree represented as a tabl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6" draw:layer="layout" svg:width="20.955cm" svg:height="2.718cm" svg:x="5cm" svg:y="0.282cm" presentation:class="title" presentation:user-transformed="true">
          <draw:text-box>
            <text:p text:style-name="P4"><text:span text:style-name="T27">Family tree represented as a table</text:span></text:p>
          </draw:text-box>
        </draw:frame>
        <draw:g>
          <draw:custom-shape draw:style-name="gr7" draw:text-style-name="P11" draw:layer="layout" svg:width="4.233cm" svg:height="0.93cm" svg:x="16.51cm" svg:y="14.808cm">
            <text:p text:style-name="P19"><text:span text:style-name="T23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2.277cm" svg:y="14.808cm">
            <text:p text:style-name="P19"><text:span text:style-name="T23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8.043cm" svg:y="14.808cm">
            <text:p text:style-name="P19"><text:span text:style-name="T23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3.81cm" svg:y="14.808cm">
            <text:p text:style-name="P19"><text:span text:style-name="T23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6.51cm" svg:y="13.877cm">
            <text:p text:style-name="P19"><text:span text:style-name="T23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2.277cm" svg:y="13.877cm">
            <text:p text:style-name="P19"><text:span text:style-name="T23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1cm" svg:x="8.043cm" svg:y="13.877cm">
            <text:p text:style-name="P19"><text:span text:style-name="T23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3.81cm" svg:y="13.877cm">
            <text:p text:style-name="P19"><text:span text:style-name="T23">An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6.51cm" svg:y="12.947cm">
            <text:p text:style-name="P19"><text:span text:style-name="T23">Ra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2.277cm" svg:y="12.947cm">
            <text:p text:style-name="P19"><text:span text:style-name="T23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8.043cm" svg:y="12.947cm">
            <text:p text:style-name="P19"><text:span text:style-name="T23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3.81cm" svg:y="12.947cm">
            <text:p text:style-name="P19"><text:span text:style-name="T23">Br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6.51cm" svg:y="12.016cm">
            <text:p text:style-name="P19"><text:span text:style-name="T23">Ra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2.277cm" svg:y="12.016cm">
            <text:p text:style-name="P19"><text:span text:style-name="T23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1cm" svg:x="8.043cm" svg:y="12.016cm">
            <text:p text:style-name="P19"><text:span text:style-name="T23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3.81cm" svg:y="12.016cm">
            <text:p text:style-name="P19"><text:span text:style-name="T23">Pipp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6.51cm" svg:y="11.086cm">
            <text:p text:style-name="P19"><text:span text:style-name="T23">Ra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2.277cm" svg:y="11.086cm">
            <text:p text:style-name="P19"><text:span text:style-name="T23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8.043cm" svg:y="11.086cm">
            <text:p text:style-name="P19"><text:span text:style-name="T23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3.81cm" svg:y="11.086cm">
            <text:p text:style-name="P19"><text:span text:style-name="T23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6.51cm" svg:y="10.156cm">
            <text:p text:style-name="P19"><text:span text:style-name="T23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2.277cm" svg:y="10.156cm">
            <text:p text:style-name="P19"><text:span text:style-name="T23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8.043cm" svg:y="10.156cm">
            <text:p text:style-name="P19"><text:span text:style-name="T23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3.81cm" svg:y="10.156cm">
            <text:p text:style-name="P19"><text:span text:style-name="T23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6.51cm" svg:y="9.225cm">
            <text:p text:style-name="P19"><text:span text:style-name="T23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2.277cm" svg:y="9.225cm">
            <text:p text:style-name="P19"><text:span text:style-name="T23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1cm" svg:x="8.043cm" svg:y="9.225cm">
            <text:p text:style-name="P19"><text:span text:style-name="T23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3.81cm" svg:y="9.225cm">
            <text:p text:style-name="P19"><text:span text:style-name="T23">Grah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6.51cm" svg:y="8.295cm">
            <text:p text:style-name="P19"><text:span text:style-name="T23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2.277cm" svg:y="8.295cm">
            <text:p text:style-name="P19"><text:span text:style-name="T23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8.043cm" svg:y="8.295cm">
            <text:p text:style-name="P19"><text:span text:style-name="T23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3.81cm" svg:y="8.295cm">
            <text:p text:style-name="P19"><text:span text:style-name="T23">Stev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6.51cm" svg:y="7.364cm">
            <text:p text:style-name="P19"><text:span text:style-name="T23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2.277cm" svg:y="7.364cm">
            <text:p text:style-name="P19"><text:span text:style-name="T23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1cm" svg:x="8.043cm" svg:y="7.364cm">
            <text:p text:style-name="P19"><text:span text:style-name="T23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3.81cm" svg:y="7.364cm">
            <text:p text:style-name="P19"><text:span text:style-name="T23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6.51cm" svg:y="6.434cm">
            <text:p text:style-name="P19"><text:span text:style-name="T23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12.277cm" svg:y="6.434cm">
            <text:p text:style-name="P19"><text:span text:style-name="T23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cm" svg:x="8.043cm" svg:y="6.434cm">
            <text:p text:style-name="P19"><text:span text:style-name="T23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cm" svg:x="3.81cm" svg:y="6.434cm">
            <text:p text:style-name="P19"><text:span text:style-name="T23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6.51cm" svg:y="5.503cm">
            <text:p text:style-name="P19"><text:span text:style-name="T23">parent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12.277cm" svg:y="5.503cm">
            <text:p text:style-name="P19"><text:span text:style-name="T23">Parent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4cm" svg:height="0.931cm" svg:x="8.043cm" svg:y="5.503cm">
            <text:p text:style-name="P19"><text:span text:style-name="T23">Gend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4.233cm" svg:height="0.931cm" svg:x="3.81cm" svg:y="5.503cm">
            <text:p text:style-name="P19"><text:span text:style-name="T23">Name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3.81cm" svg:y1="15.738cm" svg:x2="20.743cm" svg:y2="15.738cm">
            <text:p/>
          </draw:line>
          <draw:line draw:style-name="gr12" draw:text-style-name="P17" draw:layer="layout" svg:x1="3.81cm" svg:y1="5.503cm" svg:x2="3.81cm" svg:y2="15.738cm">
            <text:p/>
          </draw:line>
          <draw:line draw:style-name="gr12" draw:text-style-name="P17" draw:layer="layout" svg:x1="20.743cm" svg:y1="5.503cm" svg:x2="20.743cm" svg:y2="15.738cm">
            <text:p/>
          </draw:line>
          <draw:line draw:style-name="gr12" draw:text-style-name="P17" draw:layer="layout" svg:x1="3.81cm" svg:y1="6.434cm" svg:x2="20.743cm" svg:y2="6.434cm">
            <text:p/>
          </draw:line>
          <draw:line draw:style-name="gr12" draw:text-style-name="P17" draw:layer="layout" svg:x1="3.81cm" svg:y1="5.503cm" svg:x2="20.743cm" svg:y2="5.503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11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“sister-of” rel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he “sister-of” relation</text:p>
          </draw:text-box>
        </draw:frame>
        <draw:g>
          <draw:custom-shape draw:style-name="gr7" draw:text-style-name="P11" draw:layer="layout" svg:width="2.867cm" svg:height="0.93cm" svg:x="9.62cm" svg:y="16.713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cm" svg:x="5.977cm" svg:y="16.713cm">
            <text:p text:style-name="P19"><text:span text:style-name="T23">An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cm" svg:x="2.328cm" svg:y="16.713cm">
            <text:p text:style-name="P19"><text:span text:style-name="T23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1cm" svg:x="9.62cm" svg:y="15.782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1cm" svg:x="5.977cm" svg:y="15.782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1cm" svg:x="2.328cm" svg:y="15.782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cm" svg:x="9.62cm" svg:y="14.852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cm" svg:x="5.977cm" svg:y="14.852cm">
            <text:p text:style-name="P19"><text:span text:style-name="T23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cm" svg:x="2.328cm" svg:y="14.852cm">
            <text:p text:style-name="P19"><text:span text:style-name="T23">An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1cm" svg:x="9.62cm" svg:y="13.921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1cm" svg:x="5.977cm" svg:y="13.921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1cm" svg:x="2.328cm" svg:y="13.921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cm" svg:x="9.62cm" svg:y="12.991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cm" svg:x="5.977cm" svg:y="12.991cm">
            <text:p text:style-name="P19"><text:span text:style-name="T23">Pipp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cm" svg:x="2.328cm" svg:y="12.991cm">
            <text:p text:style-name="P19"><text:span text:style-name="T23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cm" svg:x="9.62cm" svg:y="12.061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cm" svg:x="5.977cm" svg:y="12.061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cm" svg:x="2.328cm" svg:y="12.061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1cm" svg:x="9.62cm" svg:y="11.13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1cm" svg:x="5.977cm" svg:y="11.13cm">
            <text:p text:style-name="P19"><text:span text:style-name="T23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1cm" svg:x="2.328cm" svg:y="11.13cm">
            <text:p text:style-name="P19"><text:span text:style-name="T23">Stev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cm" svg:x="9.62cm" svg:y="10.2cm">
            <text:p text:style-name="P19"><text:span text:style-name="T23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cm" svg:x="5.977cm" svg:y="10.2cm">
            <text:p text:style-name="P19"><text:span text:style-name="T23">Grah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cm" svg:x="2.328cm" svg:y="10.2cm">
            <text:p text:style-name="P19"><text:span text:style-name="T23">Stev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1cm" svg:x="9.62cm" svg:y="9.269cm">
            <text:p text:style-name="P19"><text:span text:style-name="T23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1cm" svg:x="5.977cm" svg:y="9.269cm">
            <text:p text:style-name="P19"><text:span text:style-name="T23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1cm" svg:x="2.328cm" svg:y="9.269cm">
            <text:p text:style-name="P19"><text:span text:style-name="T23">Stev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cm" svg:x="9.62cm" svg:y="8.339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cm" svg:x="5.977cm" svg:y="8.339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cm" svg:x="2.328cm" svg:y="8.339cm">
            <text:p text:style-name="P19"><text:span text:style-name="T23">…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1cm" svg:x="9.62cm" svg:y="7.408cm">
            <text:p text:style-name="P19"><text:span text:style-name="T23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1cm" svg:x="5.977cm" svg:y="7.408cm">
            <text:p text:style-name="P19"><text:span text:style-name="T23">Stev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1cm" svg:x="2.328cm" svg:y="7.408cm">
            <text:p text:style-name="P19"><text:span text:style-name="T23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0.93cm" svg:x="9.62cm" svg:y="6.478cm">
            <text:p text:style-name="P19"><text:span text:style-name="T23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0.93cm" svg:x="5.977cm" svg:y="6.478cm">
            <text:p text:style-name="P19"><text:span text:style-name="T23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0.93cm" svg:x="2.328cm" svg:y="6.478cm">
            <text:p text:style-name="P19"><text:span text:style-name="T23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67cm" svg:height="1.61cm" svg:x="9.62cm" svg:y="4.868cm">
            <text:p text:style-name="P19"><text:span text:style-name="T23">Sister of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2cm" svg:height="1.61cm" svg:x="5.977cm" svg:y="4.868cm">
            <text:p text:style-name="P19"><text:span text:style-name="T23">Second pers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649cm" svg:height="1.61cm" svg:x="2.328cm" svg:y="4.868cm">
            <text:p text:style-name="P19"><text:span text:style-name="T23">First </text:span><text:span text:style-name="T23"><text:line-break/></text:span><text:span text:style-name="T23">person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2.328cm" svg:y1="17.643cm" svg:x2="12.488cm" svg:y2="17.643cm">
            <text:p/>
          </draw:line>
          <draw:line draw:style-name="gr12" draw:text-style-name="P17" draw:layer="layout" svg:x1="2.328cm" svg:y1="4.868cm" svg:x2="2.328cm" svg:y2="17.643cm">
            <text:p/>
          </draw:line>
          <draw:line draw:style-name="gr12" draw:text-style-name="P17" draw:layer="layout" svg:x1="12.488cm" svg:y1="4.868cm" svg:x2="12.488cm" svg:y2="17.643cm">
            <text:p/>
          </draw:line>
          <draw:line draw:style-name="gr12" draw:text-style-name="P17" draw:layer="layout" svg:x1="2.328cm" svg:y1="6.478cm" svg:x2="12.488cm" svg:y2="6.478cm">
            <text:p/>
          </draw:line>
          <draw:line draw:style-name="gr12" draw:text-style-name="P17" draw:layer="layout" svg:x1="2.328cm" svg:y1="4.868cm" svg:x2="12.488cm" svg:y2="4.868cm">
            <text:p/>
          </draw:line>
        </draw:g>
        <draw:g>
          <draw:custom-shape draw:style-name="gr7" draw:text-style-name="P11" draw:layer="layout" svg:width="2.914cm" svg:height="0.93cm" svg:x="20.58cm" svg:y="12.061cm">
            <text:p text:style-name="P19"><text:span text:style-name="T23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7.426cm" svg:height="0.93cm" svg:x="13.154cm" svg:y="12.061cm">
            <text:p text:style-name="P19"><text:span text:style-name="T28">All the res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14cm" svg:height="0.931cm" svg:x="20.58cm" svg:y="11.13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1cm" svg:x="16.867cm" svg:y="11.13cm">
            <text:p text:style-name="P19"><text:span text:style-name="T23">An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1cm" svg:x="13.154cm" svg:y="11.13cm">
            <text:p text:style-name="P19"><text:span text:style-name="T23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14cm" svg:height="0.93cm" svg:x="20.58cm" svg:y="10.2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cm" svg:x="16.867cm" svg:y="10.2cm">
            <text:p text:style-name="P19"><text:span text:style-name="T23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cm" svg:x="13.154cm" svg:y="10.2cm">
            <text:p text:style-name="P19"><text:span text:style-name="T23">An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14cm" svg:height="0.931cm" svg:x="20.58cm" svg:y="9.269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1cm" svg:x="16.867cm" svg:y="9.269cm">
            <text:p text:style-name="P19"><text:span text:style-name="T23">Pipp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1cm" svg:x="13.154cm" svg:y="9.269cm">
            <text:p text:style-name="P19"><text:span text:style-name="T23">Br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14cm" svg:height="0.93cm" svg:x="20.58cm" svg:y="8.339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cm" svg:x="16.867cm" svg:y="8.339cm">
            <text:p text:style-name="P19"><text:span text:style-name="T23">Pipp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cm" svg:x="13.154cm" svg:y="8.339cm">
            <text:p text:style-name="P19"><text:span text:style-name="T23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14cm" svg:height="0.931cm" svg:x="20.58cm" svg:y="7.408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1cm" svg:x="16.867cm" svg:y="7.408cm">
            <text:p text:style-name="P19"><text:span text:style-name="T23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1cm" svg:x="13.154cm" svg:y="7.408cm">
            <text:p text:style-name="P19"><text:span text:style-name="T23">Grah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14cm" svg:height="0.93cm" svg:x="20.58cm" svg:y="6.478cm">
            <text:p text:style-name="P19"><text:span text:style-name="T23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cm" svg:x="16.867cm" svg:y="6.478cm">
            <text:p text:style-name="P19"><text:span text:style-name="T23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0.93cm" svg:x="13.154cm" svg:y="6.478cm">
            <text:p text:style-name="P19"><text:span text:style-name="T23">Stev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14cm" svg:height="1.61cm" svg:x="20.58cm" svg:y="4.868cm">
            <text:p text:style-name="P19"><text:span text:style-name="T23">Sister of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1.61cm" svg:x="16.867cm" svg:y="4.868cm">
            <text:p text:style-name="P19"><text:span text:style-name="T23">Second pers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3.713cm" svg:height="1.61cm" svg:x="13.154cm" svg:y="4.868cm">
            <text:p text:style-name="P19"><text:span text:style-name="T23">First </text:span><text:span text:style-name="T23"><text:line-break/></text:span><text:span text:style-name="T23">person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13.154cm" svg:y1="12.991cm" svg:x2="23.495cm" svg:y2="12.991cm">
            <text:p/>
          </draw:line>
          <draw:line draw:style-name="gr12" draw:text-style-name="P17" draw:layer="layout" svg:x1="13.154cm" svg:y1="4.868cm" svg:x2="13.154cm" svg:y2="12.991cm">
            <text:p/>
          </draw:line>
          <draw:line draw:style-name="gr12" draw:text-style-name="P17" draw:layer="layout" svg:x1="23.495cm" svg:y1="4.868cm" svg:x2="23.495cm" svg:y2="12.991cm">
            <text:p/>
          </draw:line>
          <draw:line draw:style-name="gr12" draw:text-style-name="P17" draw:layer="layout" svg:x1="13.154cm" svg:y1="6.478cm" svg:x2="23.495cm" svg:y2="6.478cm">
            <text:p/>
          </draw:line>
          <draw:line draw:style-name="gr12" draw:text-style-name="P17" draw:layer="layout" svg:x1="13.154cm" svg:y1="4.868cm" svg:x2="23.495cm" svg:y2="4.868cm">
            <text:p/>
          </draw:line>
        </draw:g>
        <draw:line draw:style-name="gr32" draw:text-style-name="P17" draw:layer="layout" svg:x1="17.992cm" svg:y1="12.7cm" svg:x2="18.838cm" svg:y2="14.817cm">
          <text:p/>
        </draw:line>
        <draw:custom-shape draw:style-name="gr33" draw:text-style-name="P28" draw:layer="layout" svg:width="11.339cm" svg:height="1.277cm" svg:x="13.758cm" svg:y="14.817cm">
          <text:p text:style-name="P27"><text:span text:style-name="T29">Closed-world assumption</text:span></text:p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4" draw:layer="layout" svg:width="13.319cm" svg:height="9.989cm" svg:x="3.485cm" svg:y="2.024cm" draw:page-number="1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 full representation in one tabl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6" draw:layer="layout" svg:width="20.955cm" svg:height="2.718cm" svg:x="5.045cm" svg:y="-0.218cm" presentation:class="title" presentation:user-transformed="true">
          <draw:text-box>
            <text:p text:style-name="P4"><text:span text:style-name="T27">A full representation in one table</text:span></text:p>
          </draw:text-box>
        </draw:frame>
        <draw:g>
          <draw:custom-shape draw:style-name="gr7" draw:text-style-name="P11" draw:layer="layout" svg:width="2.562cm" svg:height="0.847cm" svg:x="17.946cm" svg:y="10.958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562cm" svg:height="0.847cm" svg:x="17.946cm" svg:y="10.111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562cm" svg:height="0.846cm" svg:x="17.946cm" svg:y="9.265cm">
            <text:p text:style-name="P15"><text:span text:style-name="T30">Ra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562cm" svg:height="0.847cm" svg:x="17.946cm" svg:y="8.418cm">
            <text:p text:style-name="P15"><text:span text:style-name="T30">Ra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562cm" svg:height="0.847cm" svg:x="17.946cm" svg:y="7.571cm">
            <text:p text:style-name="P15"><text:span text:style-name="T30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562cm" svg:height="0.846cm" svg:x="17.946cm" svg:y="6.725cm">
            <text:p text:style-name="P15"><text:span text:style-name="T30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562cm" svg:height="0.847cm" svg:x="17.946cm" svg:y="5.878cm">
            <text:p text:style-name="P15"><text:span text:style-name="T30">Parent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3.244cm" svg:y="10.958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3.244cm" svg:y="10.111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6cm" svg:x="13.244cm" svg:y="9.265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3.244cm" svg:y="8.418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3.244cm" svg:y="7.571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6cm" svg:x="13.244cm" svg:y="6.725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3.244cm" svg:y="5.878cm">
            <text:p text:style-name="P15"><text:span text:style-name="T30">Gend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5.596cm" svg:y="10.958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5.596cm" svg:y="10.111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6cm" svg:x="15.596cm" svg:y="9.265cm">
            <text:p text:style-name="P15"><text:span text:style-name="T30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5.596cm" svg:y="8.418cm">
            <text:p text:style-name="P15"><text:span text:style-name="T30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5.596cm" svg:y="7.571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6cm" svg:x="15.596cm" svg:y="6.725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5.596cm" svg:y="5.878cm">
            <text:p text:style-name="P15"><text:span text:style-name="T30">Parent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2.987cm" svg:height="0.847cm" svg:x="20.508cm" svg:y="5.87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0.894cm" svg:y="5.878cm">
            <text:p text:style-name="P15"><text:span text:style-name="T30">Na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42cm" svg:height="0.847cm" svg:x="8.552cm" svg:y="5.878cm">
            <text:p text:style-name="P15"><text:span text:style-name="T30">Parent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6.202cm" svg:y="5.878cm">
            <text:p text:style-name="P15"><text:span text:style-name="T30">Parent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3.852cm" svg:y="5.878cm">
            <text:p text:style-name="P15"><text:span text:style-name="T30">Gend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.5cm" svg:y="5.878cm">
            <text:p text:style-name="P15"><text:span text:style-name="T30">Na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42cm" svg:height="0.847cm" svg:x="8.552cm" svg:y="10.958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42cm" svg:height="0.847cm" svg:x="8.552cm" svg:y="10.111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42cm" svg:height="0.846cm" svg:x="8.552cm" svg:y="9.265cm">
            <text:p text:style-name="P15"><text:span text:style-name="T30">Ra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42cm" svg:height="0.847cm" svg:x="8.552cm" svg:y="8.418cm">
            <text:p text:style-name="P15"><text:span text:style-name="T30">Ra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42cm" svg:height="0.847cm" svg:x="8.552cm" svg:y="7.571cm">
            <text:p text:style-name="P15"><text:span text:style-name="T30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42cm" svg:height="0.846cm" svg:x="8.552cm" svg:y="6.725cm">
            <text:p text:style-name="P15"><text:span text:style-name="T30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6.202cm" svg:y="10.958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6.202cm" svg:y="10.111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6cm" svg:x="6.202cm" svg:y="9.265cm">
            <text:p text:style-name="P15"><text:span text:style-name="T30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6.202cm" svg:y="8.418cm">
            <text:p text:style-name="P15"><text:span text:style-name="T30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6.202cm" svg:y="7.571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6cm" svg:x="6.202cm" svg:y="6.725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3.852cm" svg:y="10.958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3.852cm" svg:y="10.111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6cm" svg:x="3.852cm" svg:y="9.265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3.852cm" svg:y="8.418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3.852cm" svg:y="7.571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6cm" svg:x="3.852cm" svg:y="6.725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87cm" svg:height="0.846cm" svg:x="20.508cm" svg:y="11.805cm">
            <text:p text:style-name="P15"><text:span text:style-name="T30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19.008cm" svg:height="0.846cm" svg:x="1.5cm" svg:y="11.805cm">
            <text:p text:style-name="P15"><text:span text:style-name="T31">All the res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87cm" svg:height="0.847cm" svg:x="20.508cm" svg:y="10.958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0.894cm" svg:y="10.958cm">
            <text:p text:style-name="P15"><text:span text:style-name="T30">An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.5cm" svg:y="10.958cm">
            <text:p text:style-name="P15"><text:span text:style-name="T30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87cm" svg:height="0.847cm" svg:x="20.508cm" svg:y="10.111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0.894cm" svg:y="10.111cm">
            <text:p text:style-name="P15"><text:span text:style-name="T30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.5cm" svg:y="10.111cm">
            <text:p text:style-name="P15"><text:span text:style-name="T30">An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87cm" svg:height="0.846cm" svg:x="20.508cm" svg:y="9.265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6cm" svg:x="10.894cm" svg:y="9.265cm">
            <text:p text:style-name="P15"><text:span text:style-name="T30">Pipp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6cm" svg:x="1.5cm" svg:y="9.265cm">
            <text:p text:style-name="P15"><text:span text:style-name="T30">Br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87cm" svg:height="0.847cm" svg:x="20.508cm" svg:y="8.418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0.894cm" svg:y="8.418cm">
            <text:p text:style-name="P15"><text:span text:style-name="T30">Pipp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.5cm" svg:y="8.418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87cm" svg:height="0.847cm" svg:x="20.508cm" svg:y="7.571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7cm" svg:x="10.894cm" svg:y="7.571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7cm" svg:x="1.5cm" svg:y="7.571cm">
            <text:p text:style-name="P15"><text:span text:style-name="T30">Grah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87cm" svg:height="0.846cm" svg:x="20.508cm" svg:y="6.725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cm" svg:height="0.846cm" svg:x="10.894cm" svg:y="6.725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352cm" svg:height="0.846cm" svg:x="1.5cm" svg:y="6.725cm">
            <text:p text:style-name="P15"><text:span text:style-name="T30">Stev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987cm" svg:height="1.433cm" svg:x="20.508cm" svg:y="4.445cm">
            <text:p text:style-name="P15"><text:span text:style-name="T30">Sister</text:span><text:span text:style-name="T30"><text:line-break/></text:span><text:span text:style-name="T30">of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9.614cm" svg:height="1.433cm" svg:x="10.894cm" svg:y="4.445cm">
            <text:p text:style-name="P15"><text:span text:style-name="T30">Second pers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9.394cm" svg:height="1.433cm" svg:x="1.5cm" svg:y="4.445cm">
            <text:p text:style-name="P15"><text:span text:style-name="T30">First person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1.5cm" svg:y1="12.651cm" svg:x2="23.495cm" svg:y2="12.651cm">
            <text:p/>
          </draw:line>
          <draw:line draw:style-name="gr12" draw:text-style-name="P17" draw:layer="layout" svg:x1="1.5cm" svg:y1="4.445cm" svg:x2="1.5cm" svg:y2="12.651cm">
            <text:p/>
          </draw:line>
          <draw:line draw:style-name="gr12" draw:text-style-name="P17" draw:layer="layout" svg:x1="23.495cm" svg:y1="4.445cm" svg:x2="23.495cm" svg:y2="12.651cm">
            <text:p/>
          </draw:line>
          <draw:line draw:style-name="gr12" draw:text-style-name="P17" draw:layer="layout" svg:x1="1.5cm" svg:y1="6.725cm" svg:x2="23.495cm" svg:y2="6.725cm">
            <text:p/>
          </draw:line>
          <draw:line draw:style-name="gr12" draw:text-style-name="P17" draw:layer="layout" svg:x1="1.5cm" svg:y1="4.445cm" svg:x2="23.495cm" svg:y2="4.445cm">
            <text:p/>
          </draw:line>
          <draw:line draw:style-name="gr34" draw:text-style-name="P17" draw:layer="layout" svg:x1="1.5cm" svg:y1="5.878cm" svg:x2="10.894cm" svg:y2="5.878cm">
            <text:p/>
          </draw:line>
          <draw:line draw:style-name="gr34" draw:text-style-name="P17" draw:layer="layout" svg:x1="20.508cm" svg:y1="5.878cm" svg:x2="23.495cm" svg:y2="5.878cm">
            <text:p/>
          </draw:line>
          <draw:line draw:style-name="gr34" draw:text-style-name="P17" draw:layer="layout" svg:x1="10.894cm" svg:y1="5.878cm" svg:x2="20.508cm" svg:y2="5.878cm">
            <text:p/>
          </draw:line>
          <draw:line draw:style-name="gr12" draw:text-style-name="P17" draw:layer="layout" svg:x1="10.894cm" svg:y1="4.445cm" svg:x2="10.894cm" svg:y2="11.805cm">
            <text:p/>
          </draw:line>
          <draw:line draw:style-name="gr12" draw:text-style-name="P17" draw:layer="layout" svg:x1="20.508cm" svg:y1="4.445cm" svg:x2="20.508cm" svg:y2="12.651cm">
            <text:p/>
          </draw:line>
        </draw:g>
        <draw:g>
          <draw:custom-shape draw:style-name="gr35" draw:text-style-name="P11" draw:layer="layout" svg:width="21.167cm" svg:height="2.751cm" svg:x="2.328cm" svg:y="14.182cm">
            <text:p text:style-name="P29"><text:span text:style-name="T32">If second person’s gender = female</text:span><text:span text:style-name="T32"><text:line-break/></text:span><text:span text:style-name="T32">and first person’s parent = second person’s parent</text:span><text:span text:style-name="T32"><text:line-break/></text:span><text:span text:style-name="T32">then sister-of = yes</text:span></text:p>
            <draw:enhanced-geometry svg:viewBox="0 0 21600 21600" draw:type="rectangle" draw:enhanced-path="M 0 0 L 21600 0 21600 21600 0 21600 0 0 Z N"/>
          </draw:custom-shape>
          <draw:line draw:style-name="gr36" draw:text-style-name="P17" draw:layer="layout" svg:x1="2.328cm" svg:y1="14.182cm" svg:x2="23.495cm" svg:y2="14.182cm">
            <text:p/>
          </draw:line>
          <draw:line draw:style-name="gr36" draw:text-style-name="P17" draw:layer="layout" svg:x1="2.328cm" svg:y1="16.933cm" svg:x2="23.495cm" svg:y2="16.933cm">
            <text:p/>
          </draw:line>
          <draw:line draw:style-name="gr36" draw:text-style-name="P17" draw:layer="layout" svg:x1="2.328cm" svg:y1="14.182cm" svg:x2="2.328cm" svg:y2="16.933cm">
            <text:p/>
          </draw:line>
          <draw:line draw:style-name="gr36" draw:text-style-name="P17" draw:layer="layout" svg:x1="23.495cm" svg:y1="14.182cm" svg:x2="23.495cm" svg:y2="16.933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1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nerating a flat fil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Generating a flat file</text:p>
          </draw:text-box>
        </draw:frame>
        <draw:frame draw:style-name="gr3" draw:text-style-name="P11" draw:layer="layout" svg:width="24.5cm" svg:height="11.431cm" svg:x="0.5cm" svg:y="4.233cm">
          <draw:text-box>
            <text:list text:style-name="L3">
              <text:list-item>
                <text:p text:style-name="P10"><text:span text:style-name="T16">Process of flattening called “denormalization”</text:span></text:p>
                <text:list>
                  <text:list-item>
                    <text:p text:style-name="P6"><text:span text:style-name="T17">Several relations are joined together to make one</text:span></text:p>
                  </text:list-item>
                </text:list>
              </text:list-item>
              <text:list-item>
                <text:p text:style-name="P10"><text:span text:style-name="T16">Possible with any finite set of finite relations</text:span></text:p>
              </text:list-item>
              <text:list-item>
                <text:p text:style-name="P10"><text:span text:style-name="T16">Problematic: relationships without pre-specified number of objects</text:span></text:p>
                <text:list>
                  <text:list-item>
                    <text:p text:style-name="P6"><text:span text:style-name="T17">Example: concept of </text:span><text:span text:style-name="T33">nuclear-family</text:span></text:p>
                  </text:list-item>
                </text:list>
              </text:list-item>
              <text:list-item>
                <text:p text:style-name="P10"><text:span text:style-name="T16">Denormalization may produce spurious regularities that reflect structure of database</text:span></text:p>
                <text:list>
                  <text:list-item>
                    <text:p text:style-name="P6"><text:span text:style-name="T17">Example: “supplier” predicts “supplier address”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1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“ancestor-of” relat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he “ancestor-of” relation</text:p>
          </draw:text-box>
        </draw:frame>
        <draw:g>
          <draw:custom-shape draw:style-name="gr7" draw:text-style-name="P11" draw:layer="layout" svg:width="2.875cm" svg:height="0.846cm" svg:x="20.62cm" svg:y="13.084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18.292cm" svg:height="0.846cm" svg:x="2.328cm" svg:y="13.084cm">
            <text:p text:style-name="P15"><text:span text:style-name="T31">Other positive examples her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0.847cm" svg:x="20.62cm" svg:y="12.237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47cm" svg:height="0.847cm" svg:x="18.15cm" svg:y="12.237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15.893cm" svg:y="12.237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13.63cm" svg:y="12.237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11.368cm" svg:y="12.237cm">
            <text:p text:style-name="P15"><text:span text:style-name="T30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8cm" svg:height="0.847cm" svg:x="9.11cm" svg:y="12.237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6.853cm" svg:y="12.237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4.591cm" svg:y="12.237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2.328cm" svg:y="12.237cm">
            <text:p text:style-name="P15"><text:span text:style-name="T30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47cm" svg:height="0.847cm" svg:x="18.15cm" svg:y="11.39cm">
            <text:p text:style-name="P15"><text:span text:style-name="T30">Ra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47cm" svg:height="0.846cm" svg:x="18.15cm" svg:y="10.544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47cm" svg:height="0.847cm" svg:x="18.15cm" svg:y="9.697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47cm" svg:height="0.847cm" svg:x="18.15cm" svg:y="8.85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47cm" svg:height="0.846cm" svg:x="18.15cm" svg:y="8.004cm">
            <text:p text:style-name="P15"><text:span text:style-name="T30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47cm" svg:height="0.847cm" svg:x="18.15cm" svg:y="7.157cm">
            <text:p text:style-name="P15"><text:span text:style-name="T30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47cm" svg:height="0.847cm" svg:x="18.15cm" svg:y="6.31cm">
            <text:p text:style-name="P15"><text:span text:style-name="T30">Parent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13.63cm" svg:y="11.39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6cm" svg:x="13.63cm" svg:y="10.544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13.63cm" svg:y="9.697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13.63cm" svg:y="8.85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6cm" svg:x="13.63cm" svg:y="8.004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13.63cm" svg:y="7.157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13.63cm" svg:y="6.31cm">
            <text:p text:style-name="P15"><text:span text:style-name="T30">Gend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15.893cm" svg:y="11.39cm">
            <text:p text:style-name="P15"><text:span text:style-name="T30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6cm" svg:x="15.893cm" svg:y="10.544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15.893cm" svg:y="9.697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15.893cm" svg:y="8.85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6cm" svg:x="15.893cm" svg:y="8.004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15.893cm" svg:y="7.157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15.893cm" svg:y="6.31cm">
            <text:p text:style-name="P15"><text:span text:style-name="T30">Parent1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1" draw:layer="layout" svg:width="2.875cm" svg:height="0.847cm" svg:x="20.62cm" svg:y="6.3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11.368cm" svg:y="6.31cm">
            <text:p text:style-name="P15"><text:span text:style-name="T30">Na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8cm" svg:height="0.847cm" svg:x="9.11cm" svg:y="6.31cm">
            <text:p text:style-name="P15"><text:span text:style-name="T30">Parent2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6.853cm" svg:y="6.31cm">
            <text:p text:style-name="P15"><text:span text:style-name="T30">Parent1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4.591cm" svg:y="6.31cm">
            <text:p text:style-name="P15"><text:span text:style-name="T30">Gend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2.328cm" svg:y="6.31cm">
            <text:p text:style-name="P15"><text:span text:style-name="T30">Nam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8cm" svg:height="0.847cm" svg:x="9.11cm" svg:y="11.39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8cm" svg:height="0.846cm" svg:x="9.11cm" svg:y="10.544cm">
            <text:p text:style-name="P15"><text:span text:style-name="T30">Pegg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8cm" svg:height="0.847cm" svg:x="9.11cm" svg:y="9.697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8cm" svg:height="0.847cm" svg:x="9.11cm" svg:y="8.85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8cm" svg:height="0.846cm" svg:x="9.11cm" svg:y="8.004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8cm" svg:height="0.847cm" svg:x="9.11cm" svg:y="7.157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6.853cm" svg:y="11.39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6cm" svg:x="6.853cm" svg:y="10.544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6.853cm" svg:y="9.697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6.853cm" svg:y="8.85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6cm" svg:x="6.853cm" svg:y="8.004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57cm" svg:height="0.847cm" svg:x="6.853cm" svg:y="7.157cm">
            <text:p text:style-name="P15"><text:span text:style-name="T30">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4.591cm" svg:y="11.39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6cm" svg:x="4.591cm" svg:y="10.544cm">
            <text:p text:style-name="P15"><text:span text:style-name="T30">Fe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4.591cm" svg:y="9.697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4.591cm" svg:y="8.85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6cm" svg:x="4.591cm" svg:y="8.004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4.591cm" svg:y="7.157cm">
            <text:p text:style-name="P15"><text:span text:style-name="T30">Mal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0.847cm" svg:x="20.62cm" svg:y="13.93cm">
            <text:p text:style-name="P15"><text:span text:style-name="T30">No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18.292cm" svg:height="0.847cm" svg:x="2.328cm" svg:y="13.93cm">
            <text:p text:style-name="P15"><text:span text:style-name="T31">All the res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0.847cm" svg:x="20.62cm" svg:y="11.39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11.368cm" svg:y="11.39cm">
            <text:p text:style-name="P15"><text:span text:style-name="T30">Ia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2.328cm" svg:y="11.39cm">
            <text:p text:style-name="P15"><text:span text:style-name="T30">Gra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0.846cm" svg:x="20.62cm" svg:y="10.544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6cm" svg:x="11.368cm" svg:y="10.544cm">
            <text:p text:style-name="P15"><text:span text:style-name="T30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6cm" svg:x="2.328cm" svg:y="10.544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0.847cm" svg:x="20.62cm" svg:y="9.697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11.368cm" svg:y="9.697cm">
            <text:p text:style-name="P15"><text:span text:style-name="T30">Nikki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2.328cm" svg:y="9.697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0.847cm" svg:x="20.62cm" svg:y="8.85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11.368cm" svg:y="8.85cm">
            <text:p text:style-name="P15"><text:span text:style-name="T30">Anna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2.328cm" svg:y="8.85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0.846cm" svg:x="20.62cm" svg:y="8.004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6cm" svg:x="11.368cm" svg:y="8.004cm">
            <text:p text:style-name="P15"><text:span text:style-name="T30">Pam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6cm" svg:x="2.328cm" svg:y="8.004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0.847cm" svg:x="20.62cm" svg:y="7.157cm">
            <text:p text:style-name="P15"><text:span text:style-name="T30">Ye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2cm" svg:height="0.847cm" svg:x="11.368cm" svg:y="7.157cm">
            <text:p text:style-name="P15"><text:span text:style-name="T30">Steve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263cm" svg:height="0.847cm" svg:x="2.328cm" svg:y="7.157cm">
            <text:p text:style-name="P15"><text:span text:style-name="T30">Pet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2.875cm" svg:height="1.442cm" svg:x="20.62cm" svg:y="4.868cm">
            <text:p text:style-name="P15"><text:span text:style-name="T30">Ancestor of?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9.252cm" svg:height="1.442cm" svg:x="11.368cm" svg:y="4.868cm">
            <text:p text:style-name="P15"><text:span text:style-name="T30">Second pers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1" draw:layer="layout" svg:width="9.04cm" svg:height="1.442cm" svg:x="2.328cm" svg:y="4.868cm">
            <text:p text:style-name="P15"><text:span text:style-name="T30">First person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2.328cm" svg:y1="14.777cm" svg:x2="23.495cm" svg:y2="14.777cm">
            <text:p/>
          </draw:line>
          <draw:line draw:style-name="gr12" draw:text-style-name="P17" draw:layer="layout" svg:x1="2.328cm" svg:y1="4.868cm" svg:x2="2.328cm" svg:y2="14.777cm">
            <text:p/>
          </draw:line>
          <draw:line draw:style-name="gr12" draw:text-style-name="P17" draw:layer="layout" svg:x1="23.495cm" svg:y1="4.868cm" svg:x2="23.495cm" svg:y2="14.777cm">
            <text:p/>
          </draw:line>
          <draw:line draw:style-name="gr12" draw:text-style-name="P17" draw:layer="layout" svg:x1="2.328cm" svg:y1="7.157cm" svg:x2="23.495cm" svg:y2="7.157cm">
            <text:p/>
          </draw:line>
          <draw:line draw:style-name="gr12" draw:text-style-name="P17" draw:layer="layout" svg:x1="2.328cm" svg:y1="4.868cm" svg:x2="23.495cm" svg:y2="4.868cm">
            <text:p/>
          </draw:line>
          <draw:line draw:style-name="gr34" draw:text-style-name="P17" draw:layer="layout" svg:x1="2.328cm" svg:y1="6.31cm" svg:x2="11.368cm" svg:y2="6.31cm">
            <text:p/>
          </draw:line>
          <draw:line draw:style-name="gr34" draw:text-style-name="P17" draw:layer="layout" svg:x1="20.62cm" svg:y1="6.31cm" svg:x2="23.495cm" svg:y2="6.31cm">
            <text:p/>
          </draw:line>
          <draw:line draw:style-name="gr34" draw:text-style-name="P17" draw:layer="layout" svg:x1="11.368cm" svg:y1="6.31cm" svg:x2="20.62cm" svg:y2="6.31cm">
            <text:p/>
          </draw:line>
          <draw:line draw:style-name="gr12" draw:text-style-name="P17" draw:layer="layout" svg:x1="20.62cm" svg:y1="4.868cm" svg:x2="20.62cm" svg:y2="14.777cm">
            <text:p/>
          </draw:line>
          <draw:line draw:style-name="gr12" draw:text-style-name="P17" draw:layer="layout" svg:x1="11.368cm" svg:y1="4.868cm" svg:x2="11.368cm" svg:y2="13.084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15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ecursion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5" draw:layer="layout" svg:width="20.955cm" svg:height="2.718cm" svg:x="5.045cm" svg:y="0.173cm" presentation:class="title" presentation:user-transformed="true">
          <draw:text-box>
            <text:p text:style-name="P4">Recursion</text:p>
          </draw:text-box>
        </draw:frame>
        <draw:frame draw:style-name="gr37" draw:text-style-name="P11" draw:layer="layout" svg:width="22.014cm" svg:height="5.956cm" svg:x="2.328cm" svg:y="11.285cm">
          <draw:text-box>
            <text:p text:style-name="P18"><text:span text:style-name="T16"/></text:p>
            <text:list text:style-name="L3">
              <text:list-item>
                <text:p text:style-name="P10"><text:span text:style-name="T16">Appropriate techniques are known as “inductive logic programming”</text:span></text:p>
                <text:list>
                  <text:list-item>
                    <text:p text:style-name="P6"><text:span text:style-name="T17">(e.g. Quinlan’s FOIL)</text:span></text:p>
                  </text:list-item>
                  <text:list-item>
                    <text:p text:style-name="P7"><text:span text:style-name="T18">Problems: (a) noise and (b) computational complexity</text:span></text:p>
                  </text:list-item>
                </text:list>
              </text:list-item>
            </text:list>
          </draw:text-box>
        </draw:frame>
        <draw:g>
          <draw:custom-shape draw:style-name="gr35" draw:text-style-name="P11" draw:layer="layout" svg:width="16.51cm" svg:height="5.138cm" svg:x="4.445cm" svg:y="6.628cm">
            <text:p text:style-name="P29"><text:span text:style-name="T32">If person1 is a parent of person2</text:span><text:span text:style-name="T32"><text:line-break/></text:span><text:span text:style-name="T32">then person1 is an ancestor of person2</text:span></text:p>
            <text:p text:style-name="P29"><text:span text:style-name="T32"/></text:p>
            <text:p text:style-name="P29"><text:span text:style-name="T32">If person1 is a parent of person2</text:span><text:span text:style-name="T32"><text:line-break/></text:span><text:span text:style-name="T32">and person2 is an ancestor of person3</text:span><text:span text:style-name="T32"><text:line-break/></text:span><text:span text:style-name="T32">then person1 is an ancestor of person3</text:span></text:p>
            <draw:enhanced-geometry svg:viewBox="0 0 21600 21600" draw:type="rectangle" draw:enhanced-path="M 0 0 L 21600 0 21600 21600 0 21600 0 0 Z N"/>
          </draw:custom-shape>
          <draw:line draw:style-name="gr36" draw:text-style-name="P17" draw:layer="layout" svg:x1="4.445cm" svg:y1="6.628cm" svg:x2="20.955cm" svg:y2="6.628cm">
            <text:p/>
          </draw:line>
          <draw:line draw:style-name="gr36" draw:text-style-name="P17" draw:layer="layout" svg:x1="4.445cm" svg:y1="11.766cm" svg:x2="20.955cm" svg:y2="11.766cm">
            <text:p/>
          </draw:line>
          <draw:line draw:style-name="gr36" draw:text-style-name="P17" draw:layer="layout" svg:x1="4.445cm" svg:y1="6.628cm" svg:x2="4.445cm" svg:y2="11.766cm">
            <text:p/>
          </draw:line>
          <draw:line draw:style-name="gr36" draw:text-style-name="P17" draw:layer="layout" svg:x1="20.955cm" svg:y1="6.628cm" svg:x2="20.955cm" svg:y2="11.766cm">
            <text:p/>
          </draw:line>
        </draw:g>
        <draw:custom-shape draw:style-name="gr38" draw:text-style-name="P11" draw:layer="layout" svg:width="23.707cm" svg:height="1.694cm" svg:x="0.635cm" svg:y="4.86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1" draw:layer="layout" svg:width="20.744cm" svg:height="2.117cm" svg:x="2.328cm" svg:y="4.868cm">
          <text:p/>
          <draw:enhanced-geometry svg:viewBox="0 0 21600 21600" draw:type="rectangle" draw:enhanced-path="M 0 0 L 21600 0 21600 21600 0 21600 0 0 Z N"/>
        </draw:custom-shape>
        <draw:frame draw:style-name="gr37" draw:text-style-name="P11" draw:layer="layout" svg:width="22.014cm" svg:height="5.293cm" svg:x="2.341cm" svg:y="2.562cm">
          <draw:text-box>
            <text:p text:style-name="P18"><text:span text:style-name="T16"/></text:p>
            <text:list text:style-name="L3">
              <text:list-item>
                <text:p text:style-name="P10"><text:span text:style-name="T34">Infinite relations require recursion</text:span><text:span text:style-name="T16"> </text:span></text:p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1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ulti-instance Concept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8.205cm" svg:height="3.181cm" svg:x="5.978cm" svg:y="-0.5cm" presentation:class="title" presentation:user-transformed="true">
          <draw:text-box>
            <text:p>Multi-instance Concepts</text:p>
          </draw:text-box>
        </draw:frame>
        <draw:frame presentation:style-name="pr6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Each individual example comprises a <text:span text:style-name="T35">set</text:span><text:span text:style-name="T36"> of instances</text:span></text:p>
                <text:list>
                  <text:list-item>
                    <text:p><text:span text:style-name="T36">All instances are described by the same attributes</text:span></text:p>
                  </text:list-item>
                  <text:list-item>
                    <text:p><text:span text:style-name="T36">One or more instances within an example may be responsible for its classification</text:span></text:p>
                  </text:list-item>
                </text:list>
              </text:list-item>
              <text:list-item>
                <text:p><text:span text:style-name="T36">Goal of learning is still to produce a concept description</text:span></text:p>
              </text:list-item>
              <text:list-item>
                <text:p><text:span text:style-name="T36">Important real world applications</text:span></text:p>
                <text:list>
                  <text:list-item>
                    <text:p><text:span text:style-name="T36">e.g. drug activity predictio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17" presentation:class="page"/>
          <draw:frame presentation:style-name="pr7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What’s in an attribute?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What’s in an attribute?</text:p>
          </draw:text-box>
        </draw:frame>
        <draw:frame draw:style-name="gr3" draw:text-style-name="P11" draw:layer="layout" svg:width="23.5cm" svg:height="11.431cm" svg:x="1cm" svg:y="4cm">
          <draw:text-box>
            <text:list text:style-name="L3">
              <text:list-item>
                <text:p text:style-name="P10"><text:span text:style-name="T16">Each instance is described by a fixed predefined set of features, its “attributes”</text:span></text:p>
              </text:list-item>
              <text:list-item>
                <text:p text:style-name="P10"><text:span text:style-name="T16">But: number of attributes may vary in practice</text:span></text:p>
                <text:list>
                  <text:list-item>
                    <text:p text:style-name="P6"><text:span text:style-name="T17">Possible solution: “irrelevant value” flag</text:span></text:p>
                  </text:list-item>
                </text:list>
              </text:list-item>
              <text:list-item>
                <text:p text:style-name="P10"><text:span text:style-name="T16">Related problem: existence of an attribute may depend of value of another one</text:span></text:p>
              </text:list-item>
              <text:list-item>
                <text:p text:style-name="P10"><text:span text:style-name="T16">Possible attribute types (“levels of measurement”):</text:span></text:p>
                <text:list>
                  <text:list-item>
                    <text:p text:style-name="P6"><text:span text:style-name="T33">Nominal, ordinal, interval </text:span><text:span text:style-name="T17">and </text:span><text:span text:style-name="T33">ratio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18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ominal quantiti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Nominal quantities</text:p>
          </draw:text-box>
        </draw:frame>
        <draw:frame draw:style-name="gr3" draw:text-style-name="P11" draw:layer="layout" svg:width="23.461cm" svg:height="11.431cm" svg:x="1.039cm" svg:y="4cm">
          <draw:text-box>
            <text:list text:style-name="L3">
              <text:list-item>
                <text:p text:style-name="P10"><text:span text:style-name="T16">Values are distinct symbols</text:span></text:p>
                <text:list>
                  <text:list-item>
                    <text:p text:style-name="P6"><text:span text:style-name="T17">Values themselves serve only as labels or names</text:span></text:p>
                  </text:list-item>
                  <text:list-item>
                    <text:p text:style-name="P6"><text:span text:style-name="T33">Nominal</text:span><text:span text:style-name="T17"> comes from the Latin word for name</text:span></text:p>
                  </text:list-item>
                </text:list>
              </text:list-item>
              <text:list-item>
                <text:p text:style-name="P10"><text:span text:style-name="T16">Example: attribute “outlook” from weather data</text:span></text:p>
                <text:list>
                  <text:list-item>
                    <text:p text:style-name="P6"><text:span text:style-name="T17">Values: “sunny”,”overcast”, and “rainy”</text:span></text:p>
                  </text:list-item>
                </text:list>
              </text:list-item>
              <text:list-item>
                <text:p text:style-name="P10"><text:span text:style-name="T16">No relation is implied among nominal values (no ordering or distance measure)</text:span></text:p>
              </text:list-item>
              <text:list-item>
                <text:p text:style-name="P10"><text:span text:style-name="T16">Only equality tests can be performed</text:span></text:p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19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Ordinal quantiti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Ordinal quantities</text:p>
          </draw:text-box>
        </draw:frame>
        <draw:frame draw:style-name="gr3" draw:text-style-name="P11" draw:layer="layout" svg:width="24cm" svg:height="12.728cm" svg:x="0.5cm" svg:y="3cm">
          <draw:text-box>
            <text:list text:style-name="L3">
              <text:list-item>
                <text:p text:style-name="P10"><text:span text:style-name="T16">Impose order on values</text:span></text:p>
              </text:list-item>
              <text:list-item>
                <text:p text:style-name="P10"><text:span text:style-name="T16">But: no distance between values defined</text:span></text:p>
              </text:list-item>
              <text:list-item>
                <text:p text:style-name="P10"><text:span text:style-name="T16">Example:</text:span><text:span text:style-name="T16"><text:line-break/></text:span><text:span text:style-name="T16">attribute “temperature” in weather data</text:span></text:p>
                <text:list>
                  <text:list-item>
                    <text:p text:style-name="P6"><text:span text:style-name="T17">Values: “hot” &gt; “mild” &gt; “cool”</text:span></text:p>
                  </text:list-item>
                </text:list>
              </text:list-item>
              <text:list-item>
                <text:p text:style-name="P10"><text:span text:style-name="T16">Note: addition and subtraction don’t make sense</text:span></text:p>
              </text:list-item>
              <text:list-item>
                <text:p text:style-name="P30"><text:span text:style-name="T16">Example rule:</text:span><text:span text:style-name="T16"><text:line-break/></text:span><text:span text:style-name="T16"><text:tab/></text:span><text:span text:style-name="T16">temperature &lt; hot </text:span><text:span text:style-name="T37">Þ</text:span><text:span text:style-name="T38"> </text:span><text:span text:style-name="T16">play = yes</text:span></text:p>
              </text:list-item>
              <text:list-item>
                <text:p text:style-name="P10"><text:span text:style-name="T16">Distinction between nominal and ordinal not always clear (e.g. attribute “outlook”)</text:span></text:p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20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terval quantiti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Interval quantities</text:p>
          </draw:text-box>
        </draw:frame>
        <draw:frame draw:style-name="gr3" draw:text-style-name="P11" draw:layer="layout" svg:width="20.955cm" svg:height="11.431cm" svg:x="2.539cm" svg:y="4.41cm">
          <draw:text-box>
            <text:list text:style-name="L3">
              <text:list-item>
                <text:p text:style-name="P10"><text:span text:style-name="T16">Interval quantities are not only ordered but measured in fixed and equal units</text:span></text:p>
              </text:list-item>
              <text:list-item>
                <text:p text:style-name="P10"><text:span text:style-name="T16">Example 1: attribute “temperature” expressed in degrees Fahrenheit</text:span></text:p>
              </text:list-item>
              <text:list-item>
                <text:p text:style-name="P10"><text:span text:style-name="T16">Example 2: attribute “year”</text:span></text:p>
              </text:list-item>
              <text:list-item>
                <text:p text:style-name="P10"><text:span text:style-name="T16">Difference of two values makes sense</text:span></text:p>
              </text:list-item>
              <text:list-item>
                <text:p text:style-name="P10"><text:span text:style-name="T16">Sum or product doesn’t make sense</text:span></text:p>
                <text:list>
                  <text:list-item>
                    <text:p text:style-name="P6"><text:span text:style-name="T17">Zero point is not defined!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21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atio quantiti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Ratio quantities</text:p>
          </draw:text-box>
        </draw:frame>
        <draw:frame draw:style-name="gr3" draw:text-style-name="P11" draw:layer="layout" svg:width="23.63cm" svg:height="11.431cm" svg:x="0.5cm" svg:y="4.022cm">
          <draw:text-box>
            <text:list text:style-name="L3">
              <text:list-item>
                <text:p text:style-name="P10"><text:span text:style-name="T16">Ratio quantities are ones for which the measurement scheme defines a zero point</text:span></text:p>
              </text:list-item>
              <text:list-item>
                <text:p text:style-name="P10"><text:span text:style-name="T16">Example: attribute “distance”</text:span></text:p>
                <text:list>
                  <text:list-item>
                    <text:p text:style-name="P6"><text:span text:style-name="T17">Distance between an object and itself is zero</text:span></text:p>
                  </text:list-item>
                </text:list>
              </text:list-item>
              <text:list-item>
                <text:p text:style-name="P10"><text:span text:style-name="T16">Ratio quantities are treated as real numbers</text:span></text:p>
                <text:list>
                  <text:list-item>
                    <text:p text:style-name="P6"><text:span text:style-name="T17">All mathematical operations are allowed</text:span></text:p>
                  </text:list-item>
                </text:list>
              </text:list-item>
              <text:list-item>
                <text:p text:style-name="P10"><text:span text:style-name="T16">But: is there an “inherently” defined zero point?</text:span></text:p>
                <text:list>
                  <text:list-item>
                    <text:p text:style-name="P6"><text:span text:style-name="T17">Answer depends on scientific knowledge (e.g. Fahrenheit knew no lower limit to temperature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2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ttribute types used in practice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6" draw:layer="layout" svg:width="20.955cm" svg:height="2.718cm" svg:x="4.445cm" svg:y="-0.218cm" presentation:class="title" presentation:user-transformed="true">
          <draw:text-box>
            <text:p text:style-name="P4"><text:span text:style-name="T27">Attribute types used in practice</text:span></text:p>
          </draw:text-box>
        </draw:frame>
        <draw:frame draw:style-name="gr40" draw:text-style-name="P11" draw:layer="layout" svg:width="22.494cm" svg:height="13.794cm" svg:x="1.5cm" svg:y="4cm">
          <draw:text-box>
            <text:list text:style-name="L3">
              <text:list-item>
                <text:p text:style-name="P31"><text:span text:style-name="T16">Most schemes accommodate just two levels of measurement: nominal and ordinal</text:span></text:p>
              </text:list-item>
              <text:list-item>
                <text:p text:style-name="P31"><text:span text:style-name="T16">Nominal attributes are also called “categorical”, ”enumerated”, or “discrete”</text:span></text:p>
                <text:list>
                  <text:list-item>
                    <text:p text:style-name="P32"><text:span text:style-name="T17">But: “enumerated” and “discrete” imply order</text:span></text:p>
                  </text:list-item>
                </text:list>
              </text:list-item>
              <text:list-item>
                <text:p text:style-name="P31"><text:span text:style-name="T16">Special case: dichotomy (“boolean” attribute)</text:span></text:p>
              </text:list-item>
              <text:list-item>
                <text:p text:style-name="P31"><text:span text:style-name="T16">Ordinal attributes are called “numeric”, or “continuous”</text:span></text:p>
                <text:list>
                  <text:list-item>
                    <text:p text:style-name="P32"><text:span text:style-name="T17">But: “continuous” implies mathematical continuity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2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eta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Metadata</text:p>
          </draw:text-box>
        </draw:frame>
        <draw:frame draw:style-name="gr3" draw:text-style-name="P11" draw:layer="layout" svg:width="22cm" svg:height="11.526cm" svg:x="2.5cm" svg:y="3.5cm">
          <draw:text-box>
            <text:list text:style-name="L3">
              <text:list-item>
                <text:p text:style-name="P10"><text:span text:style-name="T16">Information about the data that encodes background knowledge</text:span></text:p>
              </text:list-item>
              <text:list-item>
                <text:p text:style-name="P10"><text:span text:style-name="T16">Can be used to restrict search space</text:span></text:p>
              </text:list-item>
              <text:list-item>
                <text:p text:style-name="P10"><text:span text:style-name="T16">Examples:</text:span></text:p>
                <text:list>
                  <text:list-item>
                    <text:p text:style-name="P6"><text:span text:style-name="T17">Dimensional considerations</text:span><text:span text:style-name="T17"><text:line-break/></text:span><text:span text:style-name="T17">(i.e. expressions must be dimensionally correct)</text:span></text:p>
                  </text:list-item>
                  <text:list-item>
                    <text:p text:style-name="P6"><text:span text:style-name="T17">Circular orderings</text:span><text:span text:style-name="T17"><text:line-break/></text:span><text:span text:style-name="T17">(e.g. degrees in compass)</text:span></text:p>
                  </text:list-item>
                  <text:list-item>
                    <text:p text:style-name="P6"><text:span text:style-name="T17">Partial orderings</text:span><text:span text:style-name="T17"><text:line-break/></text:span><text:span text:style-name="T17">(e.g. generalization/specialization relations)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2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reparing the inpu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Preparing the input</text:p>
          </draw:text-box>
        </draw:frame>
        <draw:frame draw:style-name="gr3" draw:text-style-name="P11" draw:layer="layout" svg:width="24cm" svg:height="11.431cm" svg:x="1cm" svg:y="3.893cm">
          <draw:text-box>
            <text:list text:style-name="L3">
              <text:list-item>
                <text:p text:style-name="P10"><text:span text:style-name="T39">Denormalization is not the only issue</text:span></text:p>
              </text:list-item>
              <text:list-item>
                <text:p text:style-name="P10"><text:span text:style-name="T39">Problem: different data sources (e.g. sales department, customer billing department, …)</text:span></text:p>
                <text:list>
                  <text:list-item>
                    <text:p text:style-name="P6"><text:span text:style-name="T40">Differences: styles of record keeping, conventions, time periods, data aggregation, primary keys, errors</text:span></text:p>
                  </text:list-item>
                  <text:list-item>
                    <text:p text:style-name="P6"><text:span text:style-name="T40">Data must be assembled, integrated, cleaned up</text:span></text:p>
                  </text:list-item>
                  <text:list-item>
                    <text:p text:style-name="P6"><text:span text:style-name="T40">“</text:span><text:span text:style-name="T40">Data warehouse”: consistent point of access</text:span></text:p>
                  </text:list-item>
                </text:list>
              </text:list-item>
              <text:list-item>
                <text:p text:style-name="P10"><text:span text:style-name="T39">External data may be required (“overlay data”)</text:span></text:p>
              </text:list-item>
              <text:list-item>
                <text:p text:style-name="P10"><text:span text:style-name="T39">Critical: type and level of data aggregation</text:span></text:p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25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ARFF format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The ARFF format</text:p>
          </draw:text-box>
        </draw:frame>
        <draw:g>
          <draw:custom-shape draw:style-name="gr35" draw:text-style-name="P11" draw:layer="layout" svg:width="21.167cm" svg:height="13.934cm" svg:x="2.328cm" svg:y="3.387cm">
            <text:p text:style-name="P33"><text:span text:style-name="T41">%</text:span></text:p>
            <text:p text:style-name="P33"><text:span text:style-name="T41">% ARFF file for weather data with some numeric features</text:span></text:p>
            <text:p text:style-name="P33"><text:span text:style-name="T41">%</text:span></text:p>
            <text:p text:style-name="P33"><text:span text:style-name="T41">@relation weather</text:span></text:p>
            <text:p text:style-name="P33"><text:span text:style-name="T41"/></text:p>
            <text:p text:style-name="P33"><text:span text:style-name="T41">@attribute outlook {sunny, overcast, rainy}</text:span></text:p>
            <text:p text:style-name="P33"><text:span text:style-name="T41">@attribute temperature numeric</text:span></text:p>
            <text:p text:style-name="P33"><text:span text:style-name="T41">@attribute humidity numeric</text:span></text:p>
            <text:p text:style-name="P33"><text:span text:style-name="T41">@attribute windy {true, false}</text:span></text:p>
            <text:p text:style-name="P33"><text:span text:style-name="T41">@attribute play? {yes, no}</text:span></text:p>
            <text:p text:style-name="P33"><text:span text:style-name="T41"/></text:p>
            <text:p text:style-name="P33"><text:span text:style-name="T41">@data</text:span></text:p>
            <text:p text:style-name="P33"><text:span text:style-name="T41">sunny, 85, 85, false, no</text:span></text:p>
            <text:p text:style-name="P33"><text:span text:style-name="T41">sunny, 80, 90, true, no</text:span></text:p>
            <text:p text:style-name="P33"><text:span text:style-name="T41">overcast, 83, 86, false, yes</text:span></text:p>
            <text:p text:style-name="P33"><text:span text:style-name="T41">...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2.328cm" svg:y1="3.387cm" svg:x2="23.495cm" svg:y2="3.387cm">
            <text:p/>
          </draw:line>
          <draw:line draw:style-name="gr12" draw:text-style-name="P17" draw:layer="layout" svg:x1="2.328cm" svg:y1="17.321cm" svg:x2="23.495cm" svg:y2="17.321cm">
            <text:p/>
          </draw:line>
          <draw:line draw:style-name="gr12" draw:text-style-name="P17" draw:layer="layout" svg:x1="2.328cm" svg:y1="3.387cm" svg:x2="2.328cm" svg:y2="17.321cm">
            <text:p/>
          </draw:line>
          <draw:line draw:style-name="gr12" draw:text-style-name="P17" draw:layer="layout" svg:x1="23.495cm" svg:y1="3.387cm" svg:x2="23.495cm" svg:y2="17.321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2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dditional attribute typ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18.205cm" svg:height="3.181cm" svg:x="5.978cm" svg:y="-0.5cm" presentation:class="title">
          <draw:text-box>
            <text:p text:style-name="P4">Additional attribute types</text:p>
          </draw:text-box>
        </draw:frame>
        <draw:frame presentation:style-name="pr9" draw:text-style-name="P34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 text:style-name="P4"><text:span text:style-name="T42">ARFF supports </text:span><text:span text:style-name="T43">string</text:span><text:span text:style-name="T42"> attributes:</text:span><text:span text:style-name="T42"><text:line-break/></text:span><text:span text:style-name="T42"><text:line-break/></text:span><text:span text:style-name="T42"/></text:p>
                <text:list>
                  <text:list-item>
                    <text:p text:style-name="P4"><text:span text:style-name="T42">Similar to nominal attributes but list of values is not pre-specified</text:span></text:p>
                  </text:list-item>
                </text:list>
              </text:list-item>
              <text:list-item>
                <text:p text:style-name="P4"><text:span text:style-name="T42">It also supports </text:span><text:span text:style-name="T43">date </text:span><text:span text:style-name="T42">attributes:</text:span><text:span text:style-name="T42"><text:line-break/></text:span><text:span text:style-name="T42"><text:line-break/></text:span><text:span text:style-name="T42"/></text:p>
                <text:list>
                  <text:list-item>
                    <text:p text:style-name="P4"><text:span text:style-name="T42">Uses the ISO-8601 combined date and time format </text:span><text:span text:style-name="T43">yyyy-MM-dd-THH:mm:ss</text:span></text:p>
                  </text:list-item>
                </text:list>
              </text:list-item>
            </text:list>
          </draw:text-box>
        </draw:frame>
        <draw:g>
          <draw:custom-shape draw:style-name="gr41" draw:text-style-name="P35" draw:layer="layout" svg:width="11.171cm" svg:height="1cm" svg:x="3.829cm" svg:y="5cm">
            <text:p text:style-name="P33"><text:span text:style-name="T41">@attribute description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7" draw:layer="layout" svg:x1="3.829cm" svg:y1="5cm" svg:x2="15cm" svg:y2="5cm">
            <text:p/>
          </draw:line>
          <draw:line draw:style-name="gr12" draw:text-style-name="P17" draw:layer="layout" svg:x1="4cm" svg:y1="6cm" svg:x2="15cm" svg:y2="6cm">
            <text:p/>
          </draw:line>
          <draw:line draw:style-name="gr12" draw:text-style-name="P17" draw:layer="layout" svg:x1="3.829cm" svg:y1="5cm" svg:x2="3.829cm" svg:y2="6cm">
            <text:p/>
          </draw:line>
          <draw:line draw:style-name="gr12" draw:text-style-name="P17" draw:layer="layout" svg:x1="15cm" svg:y1="5cm" svg:x2="15cm" svg:y2="6cm">
            <text:p/>
          </draw:line>
        </draw:g>
        <draw:g>
          <draw:custom-shape draw:style-name="gr42" draw:text-style-name="P35" draw:layer="layout" svg:width="11.171cm" svg:height="1cm" svg:x="4cm" svg:y="12cm">
            <text:p text:style-name="P33"><text:span text:style-name="T41">@attribute today 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7" draw:layer="layout" svg:x1="4cm" svg:y1="12cm" svg:x2="15.171cm" svg:y2="12cm">
            <text:p/>
          </draw:line>
          <draw:line draw:style-name="gr12" draw:text-style-name="P17" draw:layer="layout" svg:x1="4.171cm" svg:y1="13cm" svg:x2="15.171cm" svg:y2="13cm">
            <text:p/>
          </draw:line>
          <draw:line draw:style-name="gr12" draw:text-style-name="P17" draw:layer="layout" svg:x1="4cm" svg:y1="12cm" svg:x2="4cm" svg:y2="13cm">
            <text:p/>
          </draw:line>
          <draw:line draw:style-name="gr12" draw:text-style-name="P17" draw:layer="layout" svg:x1="15.171cm" svg:y1="12cm" svg:x2="15.171cm" svg:y2="13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27" presentation:class="page"/>
          <draw:frame presentation:style-name="pr10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Relational attribut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8.205cm" svg:height="3.181cm" svg:x="5.978cm" svg:y="-0.5cm" presentation:class="title" presentation:user-transformed="true">
          <draw:text-box>
            <text:p>Relational attributes</text:p>
          </draw:text-box>
        </draw:frame>
        <draw:frame presentation:style-name="pr6" draw:layer="layout" svg:width="22.859cm" svg:height="15.5cm" svg:x="1.141cm" svg:y="3cm" presentation:class="outline">
          <draw:text-box>
            <text:list text:style-name="L3">
              <text:list-item>
                <text:p>Allow multi-instance problems to be represented in ARFF format</text:p>
                <text:list>
                  <text:list-item>
                    <text:p>The value of a relational attribute is a <text:span text:style-name="T35">separate</text:span><text:span text:style-name="T36"> set of instances</text:span></text:p>
                  </text:list-item>
                </text:list>
              </text:list-item>
            </text:list>
            <text:p><text:span text:style-name="T36"/></text:p>
            <text:p><text:span text:style-name="T36"/></text:p>
            <text:p><text:span text:style-name="T36"/></text:p>
            <text:p><text:span text:style-name="T36"/></text:p>
            <text:list text:continue-numbering="true" text:style-name="L3">
              <text:list-item>
                <text:list>
                  <text:list-item>
                    <text:p><text:span text:style-name="T36">Nested attribute block gives the structure of the referenced instances</text:span></text:p>
                  </text:list-item>
                </text:list>
              </text:list-item>
            </text:list>
          </draw:text-box>
        </draw:frame>
        <draw:g>
          <draw:custom-shape draw:style-name="gr43" draw:text-style-name="P35" draw:layer="layout" svg:width="20cm" svg:height="5cm" svg:x="4cm" svg:y="8.5cm">
            <text:p text:style-name="P33"><text:span text:style-name="T41">@attribute bag relational</text:span></text:p>
            <text:p text:style-name="P33"><text:span text:style-name="T41"><text:tab/></text:span><text:span text:style-name="T41">@attribute outlook { sunny, overcast, rainy }</text:span></text:p>
            <text:p text:style-name="P33"><text:span text:style-name="T41"><text:tab/></text:span><text:span text:style-name="T41">@attribute temperature numeric</text:span></text:p>
            <text:p text:style-name="P33"><text:span text:style-name="T41"><text:tab/></text:span><text:span text:style-name="T41">@attribute humidity numeric</text:span></text:p>
            <text:p text:style-name="P33"><text:span text:style-name="T41"><text:tab/></text:span><text:span text:style-name="T41">@attribute windy { true, false }</text:span></text:p>
            <text:p text:style-name="P33"><text:span text:style-name="T41">@end ba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7" draw:layer="layout" svg:x1="4cm" svg:y1="8.5cm" svg:x2="24cm" svg:y2="8.5cm">
            <text:p/>
          </draw:line>
          <draw:line draw:style-name="gr12" draw:text-style-name="P17" draw:layer="layout" svg:x1="4.306cm" svg:y1="13.5cm" svg:x2="24cm" svg:y2="13.5cm">
            <text:p/>
          </draw:line>
          <draw:line draw:style-name="gr12" draw:text-style-name="P17" draw:layer="layout" svg:x1="4cm" svg:y1="8.5cm" svg:x2="4cm" svg:y2="13.5cm">
            <text:p/>
          </draw:line>
          <draw:line draw:style-name="gr12" draw:text-style-name="P17" draw:layer="layout" svg:x1="24cm" svg:y1="8.5cm" svg:x2="24cm" svg:y2="13.5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28" presentation:class="page"/>
          <draw:frame presentation:style-name="pr7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Multi-instance ARFF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18.205cm" svg:height="3.181cm" svg:x="5.978cm" svg:y="-0.5cm" presentation:class="title" presentation:user-transformed="true">
          <draw:text-box>
            <text:p>Mulit-instance ARFF</text:p>
          </draw:text-box>
        </draw:frame>
        <draw:g>
          <draw:custom-shape draw:style-name="gr35" draw:text-style-name="P11" draw:layer="layout" svg:width="21.167cm" svg:height="15.434cm" svg:x="2.333cm" svg:y="2.566cm">
            <text:p text:style-name="P33"><text:span text:style-name="T41">%</text:span></text:p>
            <text:p text:style-name="P33"><text:span text:style-name="T41">% Multiple instance ARFF file for the weather data</text:span></text:p>
            <text:p text:style-name="P33"><text:span text:style-name="T41">%</text:span></text:p>
            <text:p text:style-name="P33"><text:span text:style-name="T41">@relation weather</text:span></text:p>
            <text:p text:style-name="P33"><text:span text:style-name="T41"/></text:p>
            <text:p text:style-name="P33"><text:span text:style-name="T41">@attribute bag_ID { 1, 2, 3, 4, 5, 6, 7 }</text:span></text:p>
            <text:p text:style-name="P33"><text:span text:style-name="T41">@attribute bag relational</text:span></text:p>
            <text:p text:style-name="P33"><text:span text:style-name="T41"><text:tab/></text:span><text:span text:style-name="T41">@attribute outlook {sunny, overcast, rainy}</text:span></text:p>
            <text:p text:style-name="P33"><text:span text:style-name="T41"><text:tab/></text:span><text:span text:style-name="T41">@attribute temperature numeric</text:span></text:p>
            <text:p text:style-name="P33"><text:span text:style-name="T41"><text:tab/></text:span><text:span text:style-name="T41">@attribute humidity numeric</text:span></text:p>
            <text:p text:style-name="P33"><text:span text:style-name="T41"><text:tab/></text:span><text:span text:style-name="T41">@attribute windy {true, false}</text:span></text:p>
            <text:p text:style-name="P33"><text:span text:style-name="T41"><text:tab/></text:span><text:span text:style-name="T41">@attribute play? {yes, no}</text:span></text:p>
            <text:p text:style-name="P33"><text:span text:style-name="T41">@end bag</text:span></text:p>
            <text:p text:style-name="P33"><text:span text:style-name="T41"/></text:p>
            <text:p text:style-name="P33"><text:span text:style-name="T41">@data</text:span></text:p>
            <text:p text:style-name="P33"><text:span text:style-name="T41">1, “sunny, 85, 85, false\nsunny, 80, 90, true”, no</text:span></text:p>
            <text:p text:style-name="P33"><text:span text:style-name="T41">2, “overcast, 83, 86, false\nrainy, 70, 96, false”, yes</text:span></text:p>
            <text:p text:style-name="P33"><text:span text:style-name="T41">...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2.333cm" svg:y1="2.566cm" svg:x2="23.5cm" svg:y2="2.566cm">
            <text:p/>
          </draw:line>
          <draw:line draw:style-name="gr12" draw:text-style-name="P17" draw:layer="layout" svg:x1="2.333cm" svg:y1="18cm" svg:x2="23.5cm" svg:y2="18cm">
            <text:p/>
          </draw:line>
          <draw:line draw:style-name="gr12" draw:text-style-name="P17" draw:layer="layout" svg:x1="2.333cm" svg:y1="2.566cm" svg:x2="2.333cm" svg:y2="18cm">
            <text:p/>
          </draw:line>
          <draw:line draw:style-name="gr12" draw:text-style-name="P17" draw:layer="layout" svg:x1="23.5cm" svg:y1="2.566cm" svg:x2="23.5cm" svg:y2="18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29" presentation:class="page"/>
          <draw:frame presentation:style-name="pr7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Sparse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4" draw:layer="layout" svg:width="18.205cm" svg:height="3.181cm" svg:x="5.978cm" svg:y="-0.5cm" presentation:class="title">
          <draw:text-box>
            <text:p text:style-name="P4">Sparse data</text:p>
          </draw:text-box>
        </draw:frame>
        <draw:frame presentation:style-name="pr11" draw:text-style-name="P34" draw:layer="layout" svg:width="24.5cm" svg:height="15.501cm" svg:x="0.5cm" svg:y="2.5cm" presentation:class="outline" presentation:user-transformed="true">
          <draw:text-box>
            <text:list text:style-name="L3">
              <text:list-item>
                <text:p text:style-name="P4">In some applications most attribute values in a dataset are zero</text:p>
                <text:list>
                  <text:list-item>
                    <text:p text:style-name="P4"><text:span text:style-name="T44">E.g.: word counts in a text categorization problem</text:span></text:p>
                  </text:list-item>
                </text:list>
              </text:list-item>
              <text:list-item>
                <text:p text:style-name="P4">ARFF supports sparse data<text:line-break/><text:line-break/><text:line-break/><text:line-break/><text:line-break/></text:p>
              </text:list-item>
              <text:list-item>
                <text:p text:style-name="P4">This also works for nominal attributes (where the first value corresponds to “zero”)</text:p>
              </text:list-item>
            </text:list>
          </draw:text-box>
        </draw:frame>
        <draw:g>
          <draw:custom-shape draw:style-name="gr44" draw:text-style-name="P35" draw:layer="layout" svg:width="15.671cm" svg:height="2cm" svg:x="2.329cm" svg:y="9cm">
            <text:p text:style-name="P33"><text:span text:style-name="T41">0, 26, 0, <text:s/>0, 0 ,0, 63, 0, 0, 0, “class A”</text:span></text:p>
            <text:p text:style-name="P33"><text:span text:style-name="T41">0, <text:s/>0, 0, 42, 0, 0, <text:s/>0, 0, 0, 0, “class B”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7" draw:layer="layout" svg:x1="2.329cm" svg:y1="9cm" svg:x2="18cm" svg:y2="9cm">
            <text:p/>
          </draw:line>
          <draw:line draw:style-name="gr12" draw:text-style-name="P17" draw:layer="layout" svg:x1="2.569cm" svg:y1="11cm" svg:x2="18cm" svg:y2="11cm">
            <text:p/>
          </draw:line>
          <draw:line draw:style-name="gr12" draw:text-style-name="P17" draw:layer="layout" svg:x1="2.329cm" svg:y1="9cm" svg:x2="2.329cm" svg:y2="11cm">
            <text:p/>
          </draw:line>
          <draw:line draw:style-name="gr12" draw:text-style-name="P17" draw:layer="layout" svg:x1="18cm" svg:y1="9cm" svg:x2="18cm" svg:y2="11cm">
            <text:p/>
          </draw:line>
        </draw:g>
        <draw:g>
          <draw:custom-shape draw:style-name="gr45" draw:text-style-name="P35" draw:layer="layout" svg:width="15.671cm" svg:height="2cm" svg:x="2.329cm" svg:y="11.5cm">
            <text:p text:style-name="P33"><text:span text:style-name="T41">{1 26, 6 63, 10 “class A”}</text:span></text:p>
            <text:p text:style-name="P33"><text:span text:style-name="T41">{3 42, 10 “class B”}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17" draw:layer="layout" svg:x1="2.329cm" svg:y1="11.5cm" svg:x2="18cm" svg:y2="11.5cm">
            <text:p/>
          </draw:line>
          <draw:line draw:style-name="gr12" draw:text-style-name="P17" draw:layer="layout" svg:x1="2.569cm" svg:y1="13.5cm" svg:x2="18cm" svg:y2="13.5cm">
            <text:p/>
          </draw:line>
          <draw:line draw:style-name="gr12" draw:text-style-name="P17" draw:layer="layout" svg:x1="2.329cm" svg:y1="11.5cm" svg:x2="2.329cm" svg:y2="13.5cm">
            <text:p/>
          </draw:line>
          <draw:line draw:style-name="gr12" draw:text-style-name="P17" draw:layer="layout" svg:x1="18cm" svg:y1="11.5cm" svg:x2="18cm" svg:y2="13.5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30" presentation:class="page"/>
          <draw:frame presentation:style-name="pr10" draw:text-style-name="P4" draw:layer="layout" svg:width="16.231cm" svg:height="11.988cm" svg:x="2.029cm" svg:y="12.654cm" presentation:class="notes" presentation:placeholder="true">
            <draw:text-box/>
          </draw:frame>
        </presentation:notes>
      </draw:page>
      <draw:page draw:name="Attribute typ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Attribute types</text:p>
          </draw:text-box>
        </draw:frame>
        <draw:frame draw:style-name="gr3" draw:text-style-name="P11" draw:layer="layout" svg:width="24cm" svg:height="11.431cm" svg:x="0.5cm" svg:y="4cm">
          <draw:text-box>
            <text:list text:style-name="L3">
              <text:list-item>
                <text:p text:style-name="P10"><text:span text:style-name="T16">Interpretation of attribute types in ARFF depends on learning scheme</text:span></text:p>
                <text:list>
                  <text:list-item>
                    <text:p text:style-name="P6"><text:span text:style-name="T17">Numeric attributes are interpreted as</text:span></text:p>
                    <text:list>
                      <text:list-item>
                        <text:p text:style-name="P7"><text:span text:style-name="T18">ordinal scales if less-than and greater-than are used</text:span></text:p>
                      </text:list-item>
                      <text:list-item>
                        <text:p text:style-name="P7"><text:span text:style-name="T18">ratio scales if distance calculations are performed (normalization/standardization may be required)</text:span></text:p>
                      </text:list-item>
                    </text:list>
                  </text:list-item>
                  <text:list-item>
                    <text:p text:style-name="P6"><text:span text:style-name="T17">Instance-based schemes define distance between nominal values (0 if values are equal, 1 otherwise)</text:span></text:p>
                  </text:list-item>
                </text:list>
              </text:list-item>
              <text:list-item>
                <text:p text:style-name="P10"><text:span text:style-name="T16">Integers in some given data file: nominal, ordinal, or ratio scale?</text:span></text:p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31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Nominal vs. ordinal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Nominal vs. ordinal</text:p>
          </draw:text-box>
        </draw:frame>
        <draw:frame draw:style-name="gr3" draw:text-style-name="P11" draw:layer="layout" svg:width="20.955cm" svg:height="11.431cm" svg:x="2.5cm" svg:y="3.569cm">
          <draw:text-box>
            <text:list text:style-name="L3">
              <text:list-item>
                <text:p text:style-name="P6"><text:span text:style-name="T40">Attribute “age” nominal</text:span></text:p>
              </text:list-item>
            </text:list>
            <text:p text:style-name="P36"><text:span text:style-name="T40"/></text:p>
            <text:p text:style-name="P36"><text:span text:style-name="T40"/></text:p>
            <text:p text:style-name="P36"><text:span text:style-name="T40"/></text:p>
            <text:p text:style-name="P36"><text:span text:style-name="T40"/></text:p>
            <text:p text:style-name="P36"><text:span text:style-name="T40"/></text:p>
            <text:list text:continue-numbering="true" text:style-name="L3">
              <text:list-item>
                <text:p text:style-name="P6"><text:span text:style-name="T40">Attribute “age” ordinal</text:span><text:span text:style-name="T40"><text:line-break/></text:span><text:span text:style-name="T40">(e.g. “young” &lt; “pre-presbyopic” &lt; “presbyopic”)</text:span></text:p>
              </text:list-item>
            </text:list>
          </draw:text-box>
        </draw:frame>
        <draw:g>
          <draw:custom-shape draw:style-name="gr46" draw:text-style-name="P11" draw:layer="layout" svg:width="17.568cm" svg:height="4.983cm" svg:x="3.5cm" svg:y="5.5cm">
            <text:p text:style-name="P37"><text:span text:style-name="T45">If age = young and astigmatic = no</text:span><text:span text:style-name="T45"><text:line-break/></text:span><text:span text:style-name="T45">and tear production rate = normal</text:span><text:span text:style-name="T45"><text:line-break/></text:span><text:span text:style-name="T45">then recommendation = soft</text:span></text:p>
            <text:p text:style-name="P37"><text:span text:style-name="T45">If age = pre-presbyopic and astigmatic = no </text:span><text:span text:style-name="T45"><text:line-break/></text:span><text:span text:style-name="T45">and tear production rate = normal </text:span><text:span text:style-name="T45"><text:line-break/></text:span><text:span text:style-name="T45">then recommendation = soft</text:span></text:p>
            <draw:enhanced-geometry svg:viewBox="0 0 21600 21600" draw:type="rectangle" draw:enhanced-path="M 0 0 L 21600 0 21600 21600 0 21600 0 0 Z N"/>
          </draw:custom-shape>
          <draw:line draw:style-name="gr36" draw:text-style-name="P17" draw:layer="layout" svg:x1="3.5cm" svg:y1="5.5cm" svg:x2="21.068cm" svg:y2="5.5cm">
            <text:p/>
          </draw:line>
          <draw:line draw:style-name="gr36" draw:text-style-name="P17" draw:layer="layout" svg:x1="3.5cm" svg:y1="10.483cm" svg:x2="21.068cm" svg:y2="10.483cm">
            <text:p/>
          </draw:line>
          <draw:line draw:style-name="gr36" draw:text-style-name="P17" draw:layer="layout" svg:x1="3.5cm" svg:y1="5.5cm" svg:x2="3.5cm" svg:y2="10.483cm">
            <text:p/>
          </draw:line>
          <draw:line draw:style-name="gr36" draw:text-style-name="P17" draw:layer="layout" svg:x1="21.068cm" svg:y1="5.5cm" svg:x2="21.068cm" svg:y2="10.483cm">
            <text:p/>
          </draw:line>
        </draw:g>
        <draw:g>
          <draw:custom-shape draw:style-name="gr46" draw:text-style-name="P11" draw:layer="layout" svg:width="17.569cm" svg:height="2.54cm" svg:x="3.5cm" svg:y="14cm">
            <text:p text:style-name="P29"><text:span text:style-name="T45">If age </text:span><text:span text:style-name="T46"></text:span><text:span text:style-name="T45"> pre-presbyopic and astigmatic = no</text:span><text:span text:style-name="T45"><text:line-break/></text:span><text:span text:style-name="T45">and tear production rate = normal</text:span><text:span text:style-name="T45"><text:line-break/></text:span><text:span text:style-name="T45">then recommendation = soft</text:span></text:p>
            <draw:enhanced-geometry svg:viewBox="0 0 21600 21600" draw:type="rectangle" draw:enhanced-path="M 0 0 L 21600 0 21600 21600 0 21600 0 0 Z N"/>
          </draw:custom-shape>
          <draw:line draw:style-name="gr36" draw:text-style-name="P17" draw:layer="layout" svg:x1="3.5cm" svg:y1="14cm" svg:x2="21.069cm" svg:y2="14cm">
            <text:p/>
          </draw:line>
          <draw:line draw:style-name="gr36" draw:text-style-name="P17" draw:layer="layout" svg:x1="3.5cm" svg:y1="16.54cm" svg:x2="21.069cm" svg:y2="16.54cm">
            <text:p/>
          </draw:line>
          <draw:line draw:style-name="gr36" draw:text-style-name="P17" draw:layer="layout" svg:x1="3.5cm" svg:y1="14cm" svg:x2="3.5cm" svg:y2="16.54cm">
            <text:p/>
          </draw:line>
          <draw:line draw:style-name="gr36" draw:text-style-name="P17" draw:layer="layout" svg:x1="21.069cm" svg:y1="14cm" svg:x2="21.069cm" svg:y2="16.54cm">
            <text:p/>
          </draw:line>
        </draw:g>
        <presentation:notes draw:style-name="dp5">
          <draw:page-thumbnail draw:style-name="gr4" draw:layer="layout" svg:width="13.319cm" svg:height="9.989cm" svg:x="3.485cm" svg:y="2.024cm" draw:page-number="3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issing valu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Missing values</text:p>
          </draw:text-box>
        </draw:frame>
        <draw:frame draw:style-name="gr3" draw:text-style-name="P11" draw:layer="layout" svg:width="24cm" svg:height="12.153cm" svg:x="0.5cm" svg:y="3.5cm">
          <draw:text-box>
            <text:list text:style-name="L3">
              <text:list-item>
                <text:p text:style-name="P10"><text:span text:style-name="T16">Frequently indicated by out-of-range entries</text:span></text:p>
                <text:list>
                  <text:list-item>
                    <text:p text:style-name="P6"><text:span text:style-name="T17">Types: unknown, unrecorded, irrelevant</text:span></text:p>
                  </text:list-item>
                  <text:list-item>
                    <text:p text:style-name="P6"><text:span text:style-name="T17">Reasons:</text:span></text:p>
                    <text:list>
                      <text:list-item>
                        <text:p text:style-name="P7"><text:span text:style-name="T18">malfunctioning equipment</text:span></text:p>
                      </text:list-item>
                      <text:list-item>
                        <text:p text:style-name="P7"><text:span text:style-name="T18">changes in experimental design</text:span></text:p>
                      </text:list-item>
                      <text:list-item>
                        <text:p text:style-name="P7"><text:span text:style-name="T18">collation of different datasets</text:span></text:p>
                      </text:list-item>
                      <text:list-item>
                        <text:p text:style-name="P7"><text:span text:style-name="T18">measurement not possible 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6">Missing value may have significance in itself (e.g. missing test in a medical examination)</text:span></text:p>
                <text:list>
                  <text:list-item>
                    <text:p text:style-name="P6"><text:span text:style-name="T17">Most schemes assume that is not the case: “missing” may need to be coded as additional value 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3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Inaccurate values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Inaccurate values</text:p>
          </draw:text-box>
        </draw:frame>
        <draw:frame draw:style-name="gr47" draw:text-style-name="P21" draw:layer="layout" svg:width="23.5cm" svg:height="11.431cm" svg:x="1cm" svg:y="4.41cm">
          <draw:text-box>
            <text:list text:style-name="L6">
              <text:list-item>
                <text:p text:style-name="P6"><text:span text:style-name="T17">Reason: data has not been collected for mining it</text:span></text:p>
              </text:list-item>
              <text:list-item>
                <text:p text:style-name="P6"><text:span text:style-name="T17">Result: errors and omissions that don’t affect original purpose of data (e.g. age of customer)</text:span></text:p>
              </text:list-item>
              <text:list-item>
                <text:p text:style-name="P6"><text:span text:style-name="T17">Typographical errors in nominal attributes </text:span><text:span text:style-name="T47"></text:span><text:span text:style-name="T17"> <text:s/>values need to be checked for consistency</text:span></text:p>
              </text:list-item>
              <text:list-item>
                <text:p text:style-name="P6"><text:span text:style-name="T17">Typographical and measurement errors in numeric attributes </text:span><text:span text:style-name="T47"></text:span><text:span text:style-name="T17"> <text:s/>outliers need to be identified</text:span></text:p>
              </text:list-item>
              <text:list-item>
                <text:p text:style-name="P6"><text:span text:style-name="T17">Errors may be deliberate (e.g. wrong zip codes)</text:span></text:p>
              </text:list-item>
              <text:list-item>
                <text:p text:style-name="P6"><text:span text:style-name="T17">Other problems: duplicates, stale data</text:span></text:p>
              </text:list-item>
            </text:list>
          </draw:text-box>
        </draw:frame>
        <presentation:notes draw:style-name="dp5">
          <draw:page-thumbnail draw:style-name="gr4" draw:layer="layout" svg:width="13.319cm" svg:height="9.989cm" svg:x="3.485cm" svg:y="2.024cm" draw:page-number="3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Getting to know the data" draw:style-name="dp3" draw:master-page-name="_34_16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Getting to know the data</text:p>
          </draw:text-box>
        </draw:frame>
        <draw:frame draw:style-name="gr3" draw:text-style-name="P11" draw:layer="layout" svg:width="20.955cm" svg:height="11.431cm" svg:x="2.539cm" svg:y="4.657cm">
          <draw:text-box>
            <text:list text:style-name="L3">
              <text:list-item>
                <text:p text:style-name="P10"><text:span text:style-name="T16">Simple visualization tools are very useful</text:span></text:p>
                <text:list>
                  <text:list-item>
                    <text:p text:style-name="P6"><text:span text:style-name="T17">Nominal attributes: histograms (Distribution consistent with background knowledge?)</text:span></text:p>
                  </text:list-item>
                  <text:list-item>
                    <text:p text:style-name="P6"><text:span text:style-name="T17">Numeric attributes: graphs</text:span><text:span text:style-name="T17"><text:line-break/></text:span><text:span text:style-name="T17">(Any obvious outliers?)</text:span></text:p>
                  </text:list-item>
                </text:list>
              </text:list-item>
              <text:list-item>
                <text:p text:style-name="P10"><text:span text:style-name="T16">2-D and 3-D plots show dependencies </text:span></text:p>
              </text:list-item>
              <text:list-item>
                <text:p text:style-name="P10"><text:span text:style-name="T16">Need to consult domain experts </text:span></text:p>
              </text:list-item>
              <text:list-item>
                <text:p text:style-name="P10"><text:span text:style-name="T16">Too much data to inspect? Take a sample!</text:span></text:p>
              </text:list-item>
            </text:list>
            <text:p text:style-name="P18"><text:span text:style-name="T16"/></text:p>
          </draw:text-box>
        </draw:frame>
        <presentation:notes draw:style-name="dp4">
          <draw:page-thumbnail draw:layer="layout" svg:width="13.317cm" svg:height="9.988cm" svg:x="3.484cm" svg:y="1.998cm" draw:page-number="35"/>
          <draw:frame presentation:style-name="pr1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fill-gradient-name="Gradient_20_1" draw:fill-hatch-name="Black_20_0_20_Degrees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</style:handout-master>
    <style:master-page style:name="_34_16" style:display-name="416" style:page-layout-name="PM1" draw:style-name="Mdp1">
      <draw:frame presentation:style-name="Mpr1" draw:text-style-name="MP1" draw:layer="backgroundobjects" svg:width="18.205cm" svg:height="3.181cm" svg:x="5.978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Chapter 2</dc:title>
    <meta:initial-creator>Eibe Frank</meta:initial-creator>
    <meta:creation-date>2006-02-23T09:53:17</meta:creation-date>
    <dc:creator>Mark Hall</dc:creator>
    <dc:date>2011-02-28T21:10:23.96</dc:date>
    <dc:language>en-US</dc:language>
    <meta:editing-cycles>19</meta:editing-cycles>
    <meta:editing-duration>PT3H35M19S</meta:editing-duration>
    <meta:document-statistic meta:object-count="687"/>
    <meta:user-defined meta:name="Info 1"/>
    <meta:user-defined meta:name="Info 2"/>
    <meta:user-defined meta:name="Info 3"/>
    <meta:user-defined meta:name="Info 4"/>
  </office:meta>
</office:document-meta>
</file>